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99cm" svg:stroke-color="#ff663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2.59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3cm" svg:stroke-color="#00cccc" draw:marker-start="" draw:marker-start-width="0.3cm" draw:marker-start-center="false" draw:marker-end="Arrow_20_concave" draw:marker-end-width="0.7cm" draw:marker-end-center="false" draw:fill="none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3cm" svg:stroke-color="#00cccc" draw:marker-start="Arrow_20_concave" draw:marker-start-width="0.7cm" draw:marker-start-center="false" draw:marker-end="" draw:marker-end-width="0.3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3cm" svg:stroke-color="#00cccc" draw:marker-start="" draw:marker-start-width="0.3cm" draw:marker-start-center="false" draw:marker-end="Arrow_20_concave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3cm" svg:stroke-color="#00cccc" draw:marker-start="Arrow" draw:marker-start-width="0.7cm" draw:marker-start-center="false" draw:marker-end="" draw:marker-end-width="0.7cm" draw:marker-end-center="false" draw:fill="none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3cm" svg:stroke-color="#00cccc" draw:marker-start="" draw:marker-start-width="0.7cm" draw:marker-start-center="false" draw:marker-end="Arrow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3cm" svg:stroke-color="#00cccc" draw:marker-start="Arrow" draw:marker-start-width="0.7cm" draw:marker-start-center="false" draw:marker-end="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9" style:family="graphic" style:parent-style-name="standard">
      <style:graphic-properties svg:stroke-width="0.2cm" svg:stroke-color="#00cccc" draw:marker-start="" draw:marker-start-width="0.5cm" draw:marker-end="Extrémités_20_de_20_ligne_20_1" draw:marker-end-width="0.7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cccc" draw:marker-start-width="0.5cm" draw:marker-end="Extrémités_20_de_20_ligne_20_1" draw:marker-end-width="0.7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1.681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1.467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1.267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svg:stroke-width="0.2cm" svg:stroke-color="#00cccc" draw:marker-end="Arrow" draw:marker-end-width="0.7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2cm" svg:stroke-color="#00cccc" draw:marker-end="Extrémités_20_de_20_ligne_20_1" draw:marker-end-width="0.7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_5f_1">
      <style:graphic-properties draw:stroke="solid" svg:stroke-width="0.3cm" svg:stroke-color="#00cccc" draw:marker-start="Arrow_20_concave" draw:marker-start-width="0.7cm" draw:marker-start-center="false" draw:marker-end="" draw:marker-end-width="0.3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17" style:family="graphic" style:parent-style-name="Standard_5f_1">
      <style:graphic-properties draw:stroke="solid" svg:stroke-width="0.3cm" svg:stroke-color="#00cccc" draw:marker-start="" draw:marker-start-width="0.3cm" draw:marker-start-center="false" draw:marker-end="Arrow_20_concave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18" style:family="graphic" style:parent-style-name="Standard_5f_1">
      <style:graphic-properties draw:stroke="solid" svg:stroke-width="0.199cm" svg:stroke-color="#ff663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/>
    </style:style>
    <style:style style:name="gr19" style:family="graphic" style:parent-style-name="Standard_5f_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false" fo:max-height="0cm" fo:min-height="2.598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_5f_1">
      <style:graphic-properties draw:stroke="solid" svg:stroke-width="0.199cm" svg:stroke-color="#ff6633" draw:marker-start="" draw:marker-start-width="0.3cm" draw:marker-start-center="false" draw:marker-end="" draw:marker-end-width="0.3cm" draw:marker-end-center="false" draw:fill="solid" draw:fill-color="#ff6633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/>
    </style:style>
    <style:style style:name="gr21" style:family="graphic" style:parent-style-name="Standard_5f_1">
      <style:graphic-properties draw:stroke="solid" svg:stroke-width="0.3cm" svg:stroke-color="#00cccc" draw:marker-start="" draw:marker-start-width="0.3cm" draw:marker-start-center="false" draw:marker-end="Arrow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22" style:family="graphic" style:parent-style-name="Standard_5f_1">
      <style:graphic-properties svg:stroke-width="0.3cm" svg:stroke-color="#00cccc" draw:marker-start-width="0.3cm" draw:marker-end="Arrow" draw:marker-end-width="0.7cm" draw:textarea-horizontal-align="center" draw:textarea-vertical-align="middle" fo:padding-top="0.275cm" fo:padding-bottom="0.275cm" fo:padding-left="0.4cm" fo:padding-right="0.4cm"/>
    </style:style>
    <style:style style:name="gr23" style:family="graphic" style:parent-style-name="Standard_5f_1">
      <style:graphic-properties draw:stroke="solid" svg:stroke-width="0.3cm" svg:stroke-color="#00cccc" draw:marker-start="Arrow" draw:marker-start-width="0.7cm" draw:marker-start-center="false" draw:marker-end="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24" style:family="graphic" style:parent-style-name="Standard_5f_1">
      <style:graphic-properties svg:stroke-width="0.3cm" svg:stroke-color="#00cccc" draw:marker-start="" draw:marker-start-width="0.3cm" draw:marker-end="Arrow" draw:marker-end-width="0.7cm" draw:textarea-horizontal-align="center" draw:textarea-vertical-align="middle" fo:padding-top="0.275cm" fo:padding-bottom="0.275cm" fo:padding-left="0.4cm" fo:padding-right="0.4cm"/>
    </style:style>
    <style:style style:name="gr25" style:family="graphic" style:parent-style-name="standard">
      <style:graphic-properties draw:stroke="solid" svg:stroke-width="0.3cm" svg:stroke-color="#00cccc" draw:marker-start="" draw:marker-start-width="0.3cm" draw:marker-start-center="false" draw:marker-end="Arrow" draw:marker-end-width="0.7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26" style:family="graphic" style:parent-style-name="standard">
      <style:graphic-properties svg:stroke-width="0.3cm" svg:stroke-color="#00cccc" draw:marker-start-width="0.3cm" draw:marker-end="Arrow" draw:marker-end-width="0.7cm" draw:textarea-horizontal-align="center" draw:textarea-vertical-align="middle" fo:padding-top="0.275cm" fo:padding-bottom="0.275cm" fo:padding-left="0.4cm" fo:padding-right="0.4cm"/>
    </style:style>
    <style:style style:name="gr27" style:family="graphic" style:parent-style-name="standard">
      <style:graphic-properties svg:stroke-width="0.3cm" svg:stroke-color="#00cccc" draw:marker-start="" draw:marker-start-width="0.3cm" draw:marker-end="Arrow" draw:marker-end-width="0.7cm" draw:textarea-horizontal-align="center" draw:textarea-vertical-align="middle" fo:padding-top="0.275cm" fo:padding-bottom="0.275cm" fo:padding-left="0.4cm" fo:padding-right="0.4cm"/>
    </style:style>
    <style:style style:name="gr28" style:family="graphic" style:parent-style-name="objectwithoutfill">
      <style:graphic-properties svg:stroke-width="0.2cm" svg:stroke-color="#00cccc" draw:marker-start-width="0.5cm" draw:marker-end="Extrémités_20_de_20_ligne_20_1" draw:marker-end-width="0.7cm" draw:fill="none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_5f_1">
      <style:graphic-properties draw:stroke="solid" svg:stroke-width="0.3cm" svg:stroke-color="#00cccc" draw:marker-start="Arrow" draw:marker-start-width="0.7cm" draw:marker-start-center="false" draw:marker-end="" draw:marker-end-width="0.3cm" draw:marker-end-center="false" draw:fill="solid" draw:fill-color="#99ccff" draw:textarea-horizontal-align="center" draw:textarea-vertical-align="middle" fo:padding-top="0.275cm" fo:padding-bottom="0.275cm" fo:padding-left="0.399cm" fo:padding-right="0.399cm" draw:shadow="hidden" draw:shadow-offset-x="0.3cm" draw:shadow-offset-y="0.3cm" draw:shadow-color="#808080"/>
    </style:style>
    <style:style style:name="gr30" style:family="graphic" style:parent-style-name="objectwithoutfill">
      <style:graphic-properties svg:stroke-width="0.3cm" svg:stroke-color="#00cccc" draw:marker-start-width="0.65cm" draw:marker-end="Arrow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31" style:family="graphic" style:parent-style-name="Standard_5f_1">
      <style:graphic-properties svg:stroke-width="0.3cm" svg:stroke-color="#00cccc" draw:marker-end="Arrow" draw:marker-end-width="0.7cm" draw:textarea-horizontal-align="center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svg:stroke-width="0.2cm" svg:stroke-color="#00cccc" draw:marker-end="Extrémités_20_de_20_ligne_20_1" draw:marker-end-width="0.7cm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2cm" svg:stroke-color="#00cccc" draw:marker-end="Extrémités_20_de_20_ligne_20_1" draw:marker-end-width="0.7cm" draw:fill="solid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3cm" svg:stroke-color="#00cccc" draw:marker-start="" draw:marker-start-width="0.65cm" draw:marker-end="Arrow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35" style:family="graphic" style:parent-style-name="standard">
      <style:graphic-properties svg:stroke-width="0.1cm" svg:stroke-color="#00cccc" draw:marker-start-width="0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cccc" draw:marker-start-width="0cm" draw:marker-end="Arrow" draw:marker-end-width="0.4cm" draw:fill="solid" draw:textarea-horizontal-align="center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Andale Sans UI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Andale Sans U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663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" style:family="paragraph">
      <style:paragraph-properties fo:text-align="center"/>
      <style:text-properties style:font-name-asian="Andale Sans UI" style:font-name-complex="Tahoma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36pt"/>
    </style:style>
    <style:style style:name="P13" style:family="paragraph">
      <loext:graphic-properties draw:fill="solid"/>
      <style:paragraph-properties fo:text-align="center"/>
      <style:text-properties style:font-name-asian="Andale Sans UI" style:font-name-complex="Tahoma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Andale Sans UI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Andale Sans U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ellipse draw:style-name="gr1" draw:text-style-name="P1" draw:layer="layout" svg:width="2.539cm" svg:height="2.513cm" svg:x="24.343cm" svg:y="9.201cm">
              <text:p/>
            </draw:ellipse>
            <draw:frame draw:style-name="gr2" draw:text-style-name="P3" draw:layer="layout" svg:width="3.46cm" svg:height="2.848cm" svg:x="25.04cm" svg:y="9.521cm">
              <draw:text-box>
                <text:p text:style-name="P2"><text:span text:style-name="T1">3</text:span></text:p>
              </draw:text-box>
            </draw:frame>
          </draw:g>
          <draw:path draw:style-name="gr3" draw:text-style-name="P4" draw:layer="layout" svg:width="8.758cm" svg:height="6.256cm" draw:transform="skewX (-0.00628318530717958) rotate (-2.21028496472562) translate (8.42906165615081cm 9.06875693555752cm)" svg:viewBox="0 0 8759 6257" svg:d="M0 6257c6342-7 8745-6172 8745-6172l14-85">
            <text:p/>
          </draw:path>
          <draw:line draw:style-name="gr4" draw:text-style-name="P1" draw:layer="layout" svg:x1="6.141cm" svg:y1="4.873cm" svg:x2="16.02cm" svg:y2="4.873cm">
            <text:p/>
          </draw:line>
          <draw:line draw:style-name="gr5" draw:text-style-name="P1" draw:layer="layout" svg:x1="3.664cm" svg:y1="16.659cm" svg:x2="14.826cm" svg:y2="16.486cm">
            <text:p/>
          </draw:line>
          <draw:line draw:style-name="gr5" draw:text-style-name="P1" draw:layer="layout" svg:x1="5.192cm" svg:y1="15.835cm" svg:x2="15.049cm" svg:y2="5.79cm">
            <text:p/>
          </draw:line>
          <draw:line draw:style-name="gr5" draw:text-style-name="P1" draw:layer="layout" svg:x1="16.446cm" svg:y1="16.431cm" svg:x2="24.343cm" svg:y2="11.078cm">
            <text:p/>
          </draw:line>
          <draw:line draw:style-name="gr4" draw:text-style-name="P1" draw:layer="layout" svg:x1="17.365cm" svg:y1="5.418cm" svg:x2="24.579cm" svg:y2="9.427cm">
            <text:p/>
          </draw:line>
          <draw:line draw:style-name="gr5" draw:text-style-name="P1" draw:layer="layout" svg:x1="15.953cm" svg:y1="6.013cm" svg:x2="16.069cm" svg:y2="15.306cm">
            <text:p/>
          </draw:line>
          <draw:g>
            <draw:ellipse draw:style-name="gr1" draw:text-style-name="P1" draw:layer="layout" svg:width="2.539cm" svg:height="2.513cm" svg:x="3.385cm" svg:y="3.55cm">
              <text:p/>
            </draw:ellipse>
            <draw:frame draw:style-name="gr2" draw:text-style-name="P3" draw:layer="layout" svg:width="3.46cm" svg:height="2.848cm" svg:x="4.081cm" svg:y="3.869cm">
              <draw:text-box>
                <text:p text:style-name="P2"><text:span text:style-name="T1">1</text:span></text:p>
              </draw:text-box>
            </draw:frame>
          </draw:g>
          <draw:g>
            <draw:ellipse draw:style-name="gr1" draw:text-style-name="P1" draw:layer="layout" svg:width="2.539cm" svg:height="2.513cm" svg:x="14.827cm" svg:y="3.55cm">
              <text:p/>
            </draw:ellipse>
            <draw:frame draw:style-name="gr2" draw:text-style-name="P3" draw:layer="layout" svg:width="3.46cm" svg:height="2.848cm" svg:x="15.524cm" svg:y="3.869cm">
              <draw:text-box>
                <text:p text:style-name="P2"><text:span text:style-name="T1">2</text:span></text:p>
              </draw:text-box>
            </draw:frame>
          </draw:g>
          <draw:g>
            <draw:ellipse draw:style-name="gr1" draw:text-style-name="P1" draw:layer="layout" svg:width="2.539cm" svg:height="2.513cm" svg:x="14.827cm" svg:y="15.333cm">
              <text:p/>
            </draw:ellipse>
            <draw:frame draw:style-name="gr2" draw:text-style-name="P3" draw:layer="layout" svg:width="3.46cm" svg:height="2.848cm" svg:x="15.524cm" svg:y="15.652cm">
              <draw:text-box>
                <text:p text:style-name="P2"><text:span text:style-name="T1">4</text:span></text:p>
              </draw:text-box>
            </draw:frame>
          </draw:g>
          <draw:g>
            <draw:ellipse draw:style-name="gr1" draw:text-style-name="P1" draw:layer="layout" svg:width="2.539cm" svg:height="2.513cm" svg:x="3.385cm" svg:y="15.333cm">
              <text:p/>
            </draw:ellipse>
            <draw:frame draw:style-name="gr2" draw:text-style-name="P3" draw:layer="layout" svg:width="3.46cm" svg:height="2.848cm" svg:x="4.081cm" svg:y="15.652cm">
              <draw:text-box>
                <text:p text:style-name="P2"><text:span text:style-name="T1">5</text:span></text:p>
              </draw:text-box>
            </draw:frame>
          </draw:g>
        </draw:g>
      </draw:page>
      <draw:page draw:name="page2" draw:style-name="dp1" draw:master-page-name="Default">
        <draw:path draw:style-name="gr6" draw:text-style-name="P4" draw:layer="layout" svg:width="8.758cm" svg:height="6.256cm" draw:transform="skewX (-0.00628318530717945) rotate (-2.21028496472562) translate (8.78906165615082cm 9.01875693555751cm)" svg:viewBox="0 0 8759 6257" svg:d="M0 6257c6342-7 8745-6172 8745-6172l14-85">
          <text:p/>
        </draw:path>
        <draw:line draw:style-name="gr7" draw:text-style-name="P1" draw:layer="layout" svg:x1="5.121cm" svg:y1="4.5cm" svg:x2="15cm" svg:y2="4.5cm">
          <text:p/>
        </draw:line>
        <draw:line draw:style-name="gr8" draw:text-style-name="P1" draw:layer="layout" svg:x1="6.338cm" svg:y1="16.673cm" svg:x2="17.5cm" svg:y2="16.5cm">
          <text:p/>
        </draw:line>
        <draw:line draw:style-name="gr8" draw:text-style-name="P1" draw:layer="layout" svg:x1="6cm" svg:y1="15.5cm" svg:x2="15.857cm" svg:y2="5.455cm">
          <text:p/>
        </draw:line>
        <draw:line draw:style-name="gr8" draw:text-style-name="P1" draw:layer="layout" svg:x1="17.603cm" svg:y1="15.853cm" svg:x2="25.5cm" svg:y2="10.5cm">
          <text:p/>
        </draw:line>
        <draw:line draw:style-name="gr7" draw:text-style-name="P1" draw:layer="layout" svg:x1="17cm" svg:y1="5cm" svg:x2="25cm" svg:y2="9.509cm">
          <text:p/>
        </draw:line>
        <draw:line draw:style-name="gr8" draw:text-style-name="P1" draw:layer="layout" svg:x1="16.384cm" svg:y1="6.207cm" svg:x2="16.5cm" svg:y2="15.5cm">
          <text:p/>
        </draw:line>
        <draw:g>
          <draw:ellipse draw:style-name="gr1" draw:text-style-name="P1" draw:layer="layout" svg:width="2.539cm" svg:height="2.513cm" svg:x="3.745cm" svg:y="3.5cm">
            <text:p/>
          </draw:ellipse>
          <draw:frame draw:style-name="gr2" draw:text-style-name="P3" draw:layer="layout" svg:width="3.46cm" svg:height="2.848cm" svg:x="4.441cm" svg:y="3.819cm">
            <draw:text-box>
              <text:p text:style-name="P2"><text:span text:style-name="T1">1</text:span></text:p>
            </draw:text-box>
          </draw:frame>
        </draw:g>
        <draw:g>
          <draw:ellipse draw:style-name="gr1" draw:text-style-name="P1" draw:layer="layout" svg:width="2.539cm" svg:height="2.513cm" svg:x="15.187cm" svg:y="3.5cm">
            <text:p/>
          </draw:ellipse>
          <draw:frame draw:style-name="gr2" draw:text-style-name="P3" draw:layer="layout" svg:width="3.46cm" svg:height="2.848cm" svg:x="15.884cm" svg:y="3.819cm">
            <draw:text-box>
              <text:p text:style-name="P2"><text:span text:style-name="T1">2</text:span></text:p>
            </draw:text-box>
          </draw:frame>
        </draw:g>
        <draw:g>
          <draw:ellipse draw:style-name="gr1" draw:text-style-name="P1" draw:layer="layout" svg:width="2.539cm" svg:height="2.513cm" svg:x="15.187cm" svg:y="15.283cm">
            <text:p/>
          </draw:ellipse>
          <draw:frame draw:style-name="gr2" draw:text-style-name="P3" draw:layer="layout" svg:width="3.46cm" svg:height="2.848cm" svg:x="15.884cm" svg:y="15.602cm">
            <draw:text-box>
              <text:p text:style-name="P2"><text:span text:style-name="T1">4</text:span></text:p>
            </draw:text-box>
          </draw:frame>
        </draw:g>
        <draw:g>
          <draw:ellipse draw:style-name="gr1" draw:text-style-name="P1" draw:layer="layout" svg:width="2.539cm" svg:height="2.513cm" svg:x="3.745cm" svg:y="15.283cm">
            <text:p/>
          </draw:ellipse>
          <draw:frame draw:style-name="gr2" draw:text-style-name="P3" draw:layer="layout" svg:width="3.46cm" svg:height="2.848cm" svg:x="4.441cm" svg:y="15.602cm">
            <draw:text-box>
              <text:p text:style-name="P2"><text:span text:style-name="T1">5</text:span></text:p>
            </draw:text-box>
          </draw:frame>
        </draw:g>
        <draw:g>
          <draw:ellipse draw:style-name="gr1" draw:text-style-name="P1" draw:layer="layout" svg:width="2.539cm" svg:height="2.513cm" svg:x="24.703cm" svg:y="9.151cm">
            <text:p/>
          </draw:ellipse>
          <draw:frame draw:style-name="gr2" draw:text-style-name="P3" draw:layer="layout" svg:width="3.46cm" svg:height="2.848cm" svg:x="25.4cm" svg:y="9.471cm">
            <draw:text-box>
              <text:p text:style-name="P2"><text:span text:style-name="T1">3</text:span></text:p>
            </draw:text-box>
          </draw:frame>
        </draw:g>
      </draw:page>
      <draw:page draw:name="page3" draw:style-name="dp1" draw:master-page-name="Default">
        <draw:line draw:style-name="gr9" draw:text-style-name="P5" draw:layer="layout" svg:x1="5.568cm" svg:y1="5.932cm" svg:x2="5.688cm" svg:y2="11.906cm">
          <text:p/>
        </draw:line>
        <draw:line draw:style-name="gr10" draw:text-style-name="P5" draw:layer="layout" svg:x1="5.572cm" svg:y1="12.908cm" svg:x2="13.269cm" svg:y2="6.815cm">
          <text:p/>
        </draw:line>
        <draw:g>
          <draw:ellipse draw:style-name="gr1" draw:text-style-name="P1" draw:layer="layout" svg:width="2cm" svg:height="1.98cm" svg:x="4.628cm" svg:y="4.843cm">
            <text:p/>
          </draw:ellipse>
          <draw:frame draw:style-name="gr11" draw:text-style-name="P6" draw:layer="layout" svg:width="1.537cm" svg:height="1.931cm" svg:x="5.047cm" svg:y="5.123cm">
            <draw:text-box>
              <text:p text:style-name="P2"><text:span text:style-name="T2">1</text:span></text:p>
            </draw:text-box>
          </draw:frame>
        </draw:g>
        <draw:line draw:style-name="gr10" draw:text-style-name="P5" draw:layer="layout" svg:x1="13.83cm" svg:y1="5.973cm" svg:x2="6.855cm" svg:y2="5.933cm">
          <text:p/>
        </draw:line>
        <draw:line draw:style-name="gr10" draw:text-style-name="P5" draw:layer="layout" svg:x1="14.472cm" svg:y1="12.988cm" svg:x2="21.768cm" svg:y2="6.935cm">
          <text:p/>
        </draw:line>
        <draw:line draw:style-name="gr10" draw:text-style-name="P5" draw:layer="layout" svg:x1="14.271cm" svg:y1="5.893cm" svg:x2="14.271cm" svg:y2="11.866cm">
          <text:p/>
        </draw:line>
        <draw:line draw:style-name="gr10" draw:text-style-name="P5" draw:layer="layout" svg:x1="22.61cm" svg:y1="5.973cm" svg:x2="15.634cm" svg:y2="5.893cm">
          <text:p/>
        </draw:line>
        <draw:line draw:style-name="gr10" draw:text-style-name="P5" draw:layer="layout" svg:x1="5.572cm" svg:y1="13.069cm" svg:x2="12.989cm" svg:y2="13.069cm">
          <text:p/>
        </draw:line>
        <draw:g>
          <draw:ellipse draw:style-name="gr1" draw:text-style-name="P1" draw:layer="layout" svg:width="2cm" svg:height="1.98cm" svg:x="4.508cm" svg:y="11.991cm">
            <text:p/>
          </draw:ellipse>
          <draw:frame draw:style-name="gr12" draw:text-style-name="P6" draw:layer="layout" svg:width="1.803cm" svg:height="1.717cm" svg:x="4.946cm" svg:y="12.214cm">
            <draw:text-box>
              <text:p text:style-name="P2"><text:span text:style-name="T2">5</text:span></text:p>
            </draw:text-box>
          </draw:frame>
        </draw:g>
        <draw:g>
          <draw:ellipse draw:style-name="gr1" draw:text-style-name="P1" draw:layer="layout" svg:width="2cm" svg:height="1.98cm" svg:x="13.241cm" svg:y="11.991cm">
            <text:p/>
          </draw:ellipse>
          <draw:frame draw:style-name="gr13" draw:text-style-name="P6" draw:layer="layout" svg:width="1.803cm" svg:height="1.517cm" svg:x="13.741cm" svg:y="12.311cm">
            <draw:text-box>
              <text:p text:style-name="P2"><text:span text:style-name="T2">4</text:span></text:p>
            </draw:text-box>
          </draw:frame>
        </draw:g>
        <draw:g>
          <draw:ellipse draw:style-name="gr1" draw:text-style-name="P1" draw:layer="layout" svg:width="2cm" svg:height="1.98cm" svg:x="13.241cm" svg:y="4.958cm">
            <text:p/>
          </draw:ellipse>
          <draw:frame draw:style-name="gr13" draw:text-style-name="P6" draw:layer="layout" svg:width="1.803cm" svg:height="1.517cm" svg:x="13.741cm" svg:y="5.278cm">
            <draw:text-box>
              <text:p text:style-name="P2"><text:span text:style-name="T2">2</text:span></text:p>
            </draw:text-box>
          </draw:frame>
        </draw:g>
        <draw:g>
          <draw:ellipse draw:style-name="gr1" draw:text-style-name="P1" draw:layer="layout" svg:width="2cm" svg:height="1.98cm" svg:x="21.578cm" svg:y="4.958cm">
            <text:p/>
          </draw:ellipse>
          <draw:frame draw:style-name="gr13" draw:text-style-name="P6" draw:layer="layout" svg:width="1.803cm" svg:height="1.517cm" svg:x="22.078cm" svg:y="5.278cm">
            <draw:text-box>
              <text:p text:style-name="P2"><text:span text:style-name="T2">3</text:span></text:p>
            </draw:text-box>
          </draw:frame>
        </draw:g>
      </draw:page>
      <draw:page draw:name="page4" draw:style-name="dp1" draw:master-page-name="Default">
        <draw:line draw:style-name="gr9" draw:text-style-name="P5" draw:layer="layout" svg:x1="4.169cm" svg:y1="6.413cm" svg:x2="10.142cm" svg:y2="6.294cm">
          <text:p/>
        </draw:line>
        <draw:g>
          <draw:ellipse draw:style-name="gr1" draw:text-style-name="P1" draw:layer="layout" svg:width="2cm" svg:height="1.98cm" svg:x="3.376cm" svg:y="5.405cm">
            <text:p/>
          </draw:ellipse>
          <draw:frame draw:style-name="gr11" draw:text-style-name="P6" draw:layer="layout" svg:width="1.537cm" svg:height="1.931cm" svg:x="3.795cm" svg:y="5.685cm">
            <draw:text-box>
              <text:p text:style-name="P2"><text:span text:style-name="T2">1</text:span></text:p>
            </draw:text-box>
          </draw:frame>
        </draw:g>
        <draw:line draw:style-name="gr14" draw:text-style-name="P7" draw:layer="layout" svg:x1="11.265cm" svg:y1="6.414cm" svg:x2="8.419cm" svg:y2="11.224cm">
          <text:p/>
        </draw:line>
        <draw:line draw:style-name="gr14" draw:text-style-name="P7" draw:layer="layout" svg:x1="7.857cm" svg:y1="11.906cm" svg:x2="4.931cm" svg:y2="7.456cm">
          <text:p/>
        </draw:line>
        <draw:line draw:style-name="gr14" draw:text-style-name="P7" draw:layer="layout" svg:x1="17.278cm" svg:y1="4.73cm" svg:x2="24.213cm" svg:y2="4.73cm">
          <text:p/>
        </draw:line>
        <draw:g>
          <draw:ellipse draw:style-name="gr1" draw:text-style-name="P1" draw:layer="layout" svg:width="2cm" svg:height="1.98cm" svg:x="16.169cm" svg:y="11.729cm">
            <text:p/>
          </draw:ellipse>
          <draw:frame draw:style-name="gr13" draw:text-style-name="P6" draw:layer="layout" svg:width="1.803cm" svg:height="1.517cm" svg:x="16.669cm" svg:y="12.049cm">
            <draw:text-box>
              <text:p text:style-name="P2"><text:span text:style-name="T2">6</text:span></text:p>
            </draw:text-box>
          </draw:frame>
        </draw:g>
        <draw:g>
          <draw:ellipse draw:style-name="gr1" draw:text-style-name="P1" draw:layer="layout" svg:width="2cm" svg:height="1.98cm" svg:x="10.375cm" svg:y="5.269cm">
            <text:p/>
          </draw:ellipse>
          <draw:frame draw:style-name="gr13" draw:text-style-name="P6" draw:layer="layout" svg:width="1.803cm" svg:height="1.517cm" svg:x="10.875cm" svg:y="5.589cm">
            <draw:text-box>
              <text:p text:style-name="P2"><text:span text:style-name="T2">2</text:span></text:p>
            </draw:text-box>
          </draw:frame>
        </draw:g>
        <draw:line draw:style-name="gr14" draw:text-style-name="P7" draw:layer="layout" svg:x1="7.737cm" svg:y1="12.267cm" svg:x2="16.116cm" svg:y2="12.668cm">
          <text:p/>
        </draw:line>
        <draw:line draw:style-name="gr14" draw:text-style-name="P7" draw:layer="layout" svg:x1="17.318cm" svg:y1="4.89cm" svg:x2="17.238cm" svg:y2="11.585cm">
          <text:p/>
        </draw:line>
        <draw:path draw:style-name="gr15" draw:text-style-name="P8" draw:layer="layout" svg:width="6.392cm" svg:height="3.517cm" draw:transform="rotate (-2.48971217796991) translate (25.456cm 4.65cm)" svg:viewBox="0 0 6393 3518" svg:d="M0 0c4891 0 6393 3518 6393 3518">
          <text:p/>
        </draw:path>
        <draw:g>
          <draw:ellipse draw:style-name="gr1" draw:text-style-name="P1" draw:layer="layout" svg:width="2cm" svg:height="1.98cm" svg:x="24.338cm" svg:y="3.873cm">
            <text:p/>
          </draw:ellipse>
          <draw:frame draw:style-name="gr13" draw:text-style-name="P6" draw:layer="layout" svg:width="1.803cm" svg:height="1.517cm" svg:x="24.776cm" svg:y="4.096cm">
            <draw:text-box>
              <text:p text:style-name="P2"><text:span text:style-name="T2">5</text:span></text:p>
            </draw:text-box>
          </draw:frame>
        </draw:g>
        <draw:g>
          <draw:ellipse draw:style-name="gr1" draw:text-style-name="P1" draw:layer="layout" svg:width="2cm" svg:height="1.98cm" svg:x="16.307cm" svg:y="3.873cm">
            <text:p/>
          </draw:ellipse>
          <draw:frame draw:style-name="gr13" draw:text-style-name="P6" draw:layer="layout" svg:width="1.803cm" svg:height="1.517cm" svg:x="16.807cm" svg:y="4.193cm">
            <draw:text-box>
              <text:p text:style-name="P2"><text:span text:style-name="T2">4</text:span></text:p>
            </draw:text-box>
          </draw:frame>
        </draw:g>
        <draw:g>
          <draw:ellipse draw:style-name="gr1" draw:text-style-name="P1" draw:layer="layout" svg:width="2cm" svg:height="1.98cm" svg:x="6.825cm" svg:y="11.016cm">
            <text:p/>
          </draw:ellipse>
          <draw:frame draw:style-name="gr13" draw:text-style-name="P6" draw:layer="layout" svg:width="1.803cm" svg:height="1.517cm" svg:x="7.325cm" svg:y="11.336cm">
            <draw:text-box>
              <text:p text:style-name="P2"><text:span text:style-name="T2">3</text:span></text:p>
            </draw:text-box>
          </draw:frame>
        </draw:g>
      </draw:page>
      <draw:page draw:name="page5" draw:style-name="dp1" draw:master-page-name="Default">
        <draw:line draw:style-name="gr9" draw:text-style-name="P5" draw:layer="layout" svg:x1="22.169cm" svg:y1="7.296cm" svg:x2="7.777cm" svg:y2="7.256cm">
          <text:p/>
        </draw:line>
        <draw:line draw:style-name="gr10" draw:text-style-name="P7" draw:layer="layout" svg:x1="13.79cm" svg:y1="1.924cm" svg:x2="9.461cm" svg:y2="14.632cm">
          <text:p/>
        </draw:line>
        <draw:line draw:style-name="gr9" draw:text-style-name="P5" draw:layer="layout" svg:x1="8.899cm" svg:y1="15.794cm" svg:x2="19.042cm" svg:y2="15.835cm">
          <text:p/>
        </draw:line>
        <draw:line draw:style-name="gr9" draw:text-style-name="P5" draw:layer="layout" svg:x1="13.711cm" svg:y1="2.004cm" svg:x2="7.456cm" svg:y2="6.815cm">
          <text:p/>
        </draw:line>
        <draw:line draw:style-name="gr9" draw:text-style-name="P5" draw:layer="layout" svg:x1="20.165cm" svg:y1="15.914cm" svg:x2="14.271cm" svg:y2="2.926cm">
          <text:p/>
        </draw:line>
        <draw:line draw:style-name="gr9" draw:text-style-name="P5" draw:layer="layout" svg:x1="22.33cm" svg:y1="7.175cm" svg:x2="20.605cm" svg:y2="14.832cm">
          <text:p/>
        </draw:line>
        <draw:line draw:style-name="gr9" draw:text-style-name="P5" draw:layer="layout" svg:x1="14.031cm" svg:y1="1.924cm" svg:x2="21.407cm" svg:y2="6.494cm">
          <text:p/>
        </draw:line>
        <draw:line draw:style-name="gr9" draw:text-style-name="P5" draw:layer="layout" svg:x1="6.575cm" svg:y1="7.415cm" svg:x2="8.619cm" svg:y2="14.672cm">
          <text:p/>
        </draw:line>
        <draw:line draw:style-name="gr9" draw:text-style-name="P5" draw:layer="layout" svg:x1="6.692cm" svg:y1="7.295cm" svg:x2="19.242cm" svg:y2="15.354cm">
          <text:p/>
        </draw:line>
        <draw:g>
          <draw:ellipse draw:style-name="gr1" draw:text-style-name="P1" draw:layer="layout" svg:width="2cm" svg:height="1.98cm" svg:x="7.922cm" svg:y="14.838cm">
            <text:p/>
          </draw:ellipse>
          <draw:frame draw:style-name="gr13" draw:text-style-name="P6" draw:layer="layout" svg:width="1.803cm" svg:height="1.517cm" svg:x="8.422cm" svg:y="15.158cm">
            <draw:text-box>
              <text:p text:style-name="P2"><text:span text:style-name="T2">4</text:span></text:p>
            </draw:text-box>
          </draw:frame>
        </draw:g>
        <draw:g>
          <draw:ellipse draw:style-name="gr1" draw:text-style-name="P1" draw:layer="layout" svg:width="2cm" svg:height="1.98cm" svg:x="5.496cm" svg:y="6.378cm">
            <text:p/>
          </draw:ellipse>
          <draw:frame draw:style-name="gr13" draw:text-style-name="P6" draw:layer="layout" svg:width="1.803cm" svg:height="1.517cm" svg:x="5.934cm" svg:y="6.601cm">
            <draw:text-box>
              <text:p text:style-name="P2"><text:span text:style-name="T2">5</text:span></text:p>
            </draw:text-box>
          </draw:frame>
        </draw:g>
        <draw:g>
          <draw:ellipse draw:style-name="gr1" draw:text-style-name="P1" draw:layer="layout" svg:width="2cm" svg:height="1.98cm" svg:x="19.212cm" svg:y="14.906cm">
            <text:p/>
          </draw:ellipse>
          <draw:frame draw:style-name="gr13" draw:text-style-name="P6" draw:layer="layout" svg:width="1.803cm" svg:height="1.517cm" svg:x="19.712cm" svg:y="15.226cm">
            <draw:text-box>
              <text:p text:style-name="P2"><text:span text:style-name="T2">3</text:span></text:p>
            </draw:text-box>
          </draw:frame>
        </draw:g>
        <draw:g>
          <draw:ellipse draw:style-name="gr1" draw:text-style-name="P1" draw:layer="layout" svg:width="2cm" svg:height="1.98cm" svg:x="12.876cm" svg:y="1cm">
            <text:p/>
          </draw:ellipse>
          <draw:frame draw:style-name="gr11" draw:text-style-name="P6" draw:layer="layout" svg:width="1.537cm" svg:height="1.931cm" svg:x="13.295cm" svg:y="1.28cm">
            <draw:text-box>
              <text:p text:style-name="P2"><text:span text:style-name="T2">1</text:span></text:p>
            </draw:text-box>
          </draw:frame>
        </draw:g>
        <draw:line draw:style-name="gr9" draw:text-style-name="P5" draw:layer="layout" svg:x1="22.169cm" svg:y1="7.296cm" svg:x2="10.102cm" svg:y2="14.993cm">
          <text:p/>
        </draw:line>
        <draw:g>
          <draw:ellipse draw:style-name="gr1" draw:text-style-name="P1" draw:layer="layout" svg:width="2cm" svg:height="1.98cm" svg:x="21.32cm" svg:y="6.231cm">
            <text:p/>
          </draw:ellipse>
          <draw:frame draw:style-name="gr13" draw:text-style-name="P6" draw:layer="layout" svg:width="1.803cm" svg:height="1.517cm" svg:x="21.82cm" svg:y="6.551cm">
            <draw:text-box>
              <text:p text:style-name="P2"><text:span text:style-name="T2">2</text:span></text:p>
            </draw:text-box>
          </draw:frame>
        </draw:g>
      </draw:page>
      <draw:page draw:name="page6" draw:style-name="dp1" draw:master-page-name="Default">
        <draw:g>
          <draw:line draw:style-name="gr16" draw:text-style-name="P1" draw:layer="layout" svg:x1="5.343cm" svg:y1="3.167cm" svg:x2="10.843cm" svg:y2="3.167cm">
            <text:p/>
          </draw:line>
          <draw:line draw:style-name="gr17" draw:text-style-name="P1" draw:layer="layout" svg:x1="12.343cm" svg:y1="3.214cm" svg:x2="16.843cm" svg:y2="3.167cm">
            <text:p/>
          </draw:line>
          <draw:line draw:style-name="gr17" draw:text-style-name="P1" draw:layer="layout" svg:x1="10.843cm" svg:y1="3.667cm" svg:x2="4.843cm" svg:y2="13.667cm">
            <text:p/>
          </draw:line>
          <draw:line draw:style-name="gr17" draw:text-style-name="P1" draw:layer="layout" svg:x1="17.649cm" svg:y1="14.098cm" svg:x2="11.843cm" svg:y2="4.667cm">
            <text:p/>
          </draw:line>
          <draw:line draw:style-name="gr16" draw:text-style-name="P1" draw:layer="layout" svg:x1="19.629cm" svg:y1="3.167cm" svg:x2="24.843cm" svg:y2="3.167cm">
            <text:p/>
          </draw:line>
          <draw:line draw:style-name="gr17" draw:text-style-name="P1" draw:layer="layout" svg:x1="11.227cm" svg:y1="4.167cm" svg:x2="11.343cm" svg:y2="13.46cm">
            <text:p/>
          </draw:line>
          <draw:line draw:style-name="gr17" draw:text-style-name="P1" draw:layer="layout" svg:x1="3.843cm" svg:y1="4.167cm" svg:x2="3.959cm" svg:y2="13.46cm">
            <text:p/>
          </draw:line>
          <draw:line draw:style-name="gr16" draw:text-style-name="P1" draw:layer="layout" svg:x1="5.343cm" svg:y1="14.667cm" svg:x2="10.843cm" svg:y2="14.667cm">
            <text:p/>
          </draw:line>
          <draw:line draw:style-name="gr17" draw:text-style-name="P1" draw:layer="layout" svg:x1="12.343cm" svg:y1="14.714cm" svg:x2="16.843cm" svg:y2="14.667cm">
            <text:p/>
          </draw:line>
          <draw:line draw:style-name="gr17" draw:text-style-name="P1" draw:layer="layout" svg:x1="24.843cm" svg:y1="4.167cm" svg:x2="24.959cm" svg:y2="13.46cm">
            <text:p/>
          </draw:line>
          <draw:line draw:style-name="gr16" draw:text-style-name="P1" draw:layer="layout" svg:x1="19.629cm" svg:y1="14.667cm" svg:x2="24.843cm" svg:y2="14.667cm">
            <text:p/>
          </draw:line>
          <draw:line draw:style-name="gr17" draw:text-style-name="P1" draw:layer="layout" svg:x1="24.843cm" svg:y1="13.667cm" svg:x2="19.037cm" svg:y2="4.236cm">
            <text:p/>
          </draw:line>
          <draw:g>
            <draw:ellipse draw:style-name="gr18" draw:text-style-name="P1" draw:layer="layout" svg:width="2.539cm" svg:height="2.513cm" svg:x="2.843cm" svg:y="13.5cm">
              <text:p/>
            </draw:ellipse>
            <draw:frame draw:style-name="gr19" draw:text-style-name="P3" draw:layer="layout" svg:width="3.46cm" svg:height="2.848cm" svg:x="3.54cm" svg:y="13.819cm">
              <draw:text-box>
                <text:p text:style-name="P2"><text:span text:style-name="T1">4</text:span></text:p>
              </draw:text-box>
            </draw:frame>
          </draw:g>
          <draw:g>
            <draw:ellipse draw:style-name="gr18" draw:text-style-name="P1" draw:layer="layout" svg:width="2.539cm" svg:height="2.513cm" svg:x="9.843cm" svg:y="13.499cm">
              <text:p/>
            </draw:ellipse>
            <draw:frame draw:style-name="gr19" draw:text-style-name="P3" draw:layer="layout" svg:width="3.46cm" svg:height="2.848cm" svg:x="10.54cm" svg:y="13.819cm">
              <draw:text-box>
                <text:p text:style-name="P2"><text:span text:style-name="T1">3</text:span></text:p>
              </draw:text-box>
            </draw:frame>
          </draw:g>
          <draw:g>
            <draw:ellipse draw:style-name="gr18" draw:text-style-name="P1" draw:layer="layout" svg:width="2.539cm" svg:height="2.513cm" svg:x="16.843cm" svg:y="13.5cm">
              <text:p/>
            </draw:ellipse>
            <draw:frame draw:style-name="gr19" draw:text-style-name="P3" draw:layer="layout" svg:width="3.46cm" svg:height="2.848cm" svg:x="17.54cm" svg:y="13.819cm">
              <draw:text-box>
                <text:p text:style-name="P2"><text:span text:style-name="T1">2</text:span></text:p>
              </draw:text-box>
            </draw:frame>
          </draw:g>
          <draw:g>
            <draw:ellipse draw:style-name="gr18" draw:text-style-name="P1" draw:layer="layout" svg:width="2.539cm" svg:height="2.513cm" svg:x="23.686cm" svg:y="13.499cm">
              <text:p/>
            </draw:ellipse>
            <draw:frame draw:style-name="gr19" draw:text-style-name="P3" draw:layer="layout" svg:width="3.46cm" svg:height="2.848cm" svg:x="24.383cm" svg:y="13.819cm">
              <draw:text-box>
                <text:p text:style-name="P2"><text:span text:style-name="T1">8</text:span></text:p>
              </draw:text-box>
            </draw:frame>
          </draw:g>
          <draw:g>
            <draw:ellipse draw:style-name="gr18" draw:text-style-name="P1" draw:layer="layout" svg:width="2.539cm" svg:height="2.513cm" svg:x="23.843cm" svg:y="2.167cm">
              <text:p/>
            </draw:ellipse>
            <draw:frame draw:style-name="gr19" draw:text-style-name="P3" draw:layer="layout" svg:width="3.46cm" svg:height="2.848cm" svg:x="24.54cm" svg:y="2.487cm">
              <draw:text-box>
                <text:p text:style-name="P2"><text:span text:style-name="T1">7</text:span></text:p>
              </draw:text-box>
            </draw:frame>
          </draw:g>
          <draw:g>
            <draw:ellipse draw:style-name="gr18" draw:text-style-name="P1" draw:layer="layout" svg:width="2.539cm" svg:height="2.513cm" svg:x="16.843cm" svg:y="2cm">
              <text:p/>
            </draw:ellipse>
            <draw:frame draw:style-name="gr19" draw:text-style-name="P3" draw:layer="layout" svg:width="3.46cm" svg:height="2.848cm" svg:x="17.539cm" svg:y="2.319cm">
              <draw:text-box>
                <text:p text:style-name="P2"><text:span text:style-name="T1">5</text:span></text:p>
              </draw:text-box>
            </draw:frame>
          </draw:g>
          <draw:g>
            <draw:ellipse draw:style-name="gr18" draw:text-style-name="P1" draw:layer="layout" svg:width="2.539cm" svg:height="2.513cm" svg:x="2.686cm" svg:y="2.167cm">
              <text:p/>
            </draw:ellipse>
            <draw:frame draw:style-name="gr19" draw:text-style-name="P3" draw:layer="layout" svg:width="3.46cm" svg:height="2.848cm" svg:x="3.383cm" svg:y="2.487cm">
              <draw:text-box>
                <text:p text:style-name="P2"><text:span text:style-name="T1">6</text:span></text:p>
              </draw:text-box>
            </draw:frame>
          </draw:g>
          <draw:g>
            <draw:ellipse draw:style-name="gr20" draw:text-style-name="P9" draw:layer="layout" svg:width="2.539cm" svg:height="2.513cm" svg:x="9.843cm" svg:y="2.167cm">
              <text:p/>
            </draw:ellipse>
            <draw:frame draw:style-name="gr19" draw:text-style-name="P3" draw:layer="layout" svg:width="3.46cm" svg:height="2.848cm" svg:x="10.539cm" svg:y="2.486cm">
              <draw:text-box>
                <text:p text:style-name="P2"><text:span text:style-name="T1">1</text:span></text:p>
              </draw:text-box>
            </draw:frame>
          </draw:g>
        </draw:g>
      </draw:page>
      <draw:page draw:name="page7" draw:style-name="dp1" draw:master-page-name="Standard">
        <draw:line draw:style-name="gr21" draw:text-style-name="P1" draw:layer="layout" svg:x1="2.5cm" svg:y1="2.5cm" svg:x2="9cm" svg:y2="2.5cm">
          <text:p/>
        </draw:line>
        <draw:line draw:style-name="gr22" draw:text-style-name="P10" draw:layer="layout" svg:x1="2cm" svg:y1="2.5cm" svg:x2="2cm" svg:y2="13.5cm">
          <text:p/>
        </draw:line>
        <draw:line draw:style-name="gr23" draw:text-style-name="P1" draw:layer="layout" svg:x1="11.5cm" svg:y1="2.5cm" svg:x2="18cm" svg:y2="2.5cm">
          <text:p/>
        </draw:line>
        <draw:line draw:style-name="gr21" draw:text-style-name="P1" draw:layer="layout" svg:x1="19cm" svg:y1="2.5cm" svg:x2="25.5cm" svg:y2="2.5cm">
          <text:p/>
        </draw:line>
        <draw:line draw:style-name="gr23" draw:text-style-name="P1" draw:layer="layout" svg:x1="3.5cm" svg:y1="15cm" svg:x2="10.5cm" svg:y2="15cm">
          <text:p/>
        </draw:line>
        <draw:line draw:style-name="gr21" draw:text-style-name="P1" draw:layer="layout" svg:x1="11cm" svg:y1="15cm" svg:x2="17.5cm" svg:y2="15cm">
          <text:p/>
        </draw:line>
        <draw:line draw:style-name="gr22" draw:text-style-name="P10" draw:layer="layout" svg:x1="10cm" svg:y1="2.5cm" svg:x2="10cm" svg:y2="13.5cm">
          <text:p/>
        </draw:line>
        <draw:line draw:style-name="gr22" draw:text-style-name="P10" draw:layer="layout" svg:x1="19cm" svg:y1="3cm" svg:x2="19cm" svg:y2="14cm">
          <text:p/>
        </draw:line>
        <draw:line draw:style-name="gr24" draw:text-style-name="P10" draw:layer="layout" svg:x1="27cm" svg:y1="2.5cm" svg:x2="20cm" svg:y2="14cm">
          <text:p/>
        </draw:line>
        <draw:g>
          <draw:ellipse draw:style-name="gr18" draw:text-style-name="P1" draw:layer="layout" svg:width="2.539cm" svg:height="2.513cm" svg:x="1cm" svg:y="13.832cm">
            <text:p/>
          </draw:ellipse>
          <draw:frame draw:style-name="gr19" draw:text-style-name="P3" draw:layer="layout" svg:width="3.46cm" svg:height="2.848cm" svg:x="1.697cm" svg:y="14.152cm">
            <draw:text-box>
              <text:p text:style-name="P2"><text:span text:style-name="T1">7</text:span></text:p>
            </draw:text-box>
          </draw:frame>
        </draw:g>
        <draw:g>
          <draw:ellipse draw:style-name="gr18" draw:text-style-name="P1" draw:layer="layout" svg:width="2.539cm" svg:height="2.513cm" svg:x="9cm" svg:y="13.832cm">
            <text:p/>
          </draw:ellipse>
          <draw:frame draw:style-name="gr19" draw:text-style-name="P3" draw:layer="layout" svg:width="3.46cm" svg:height="2.848cm" svg:x="9.697cm" svg:y="14.152cm">
            <draw:text-box>
              <text:p text:style-name="P2"><text:span text:style-name="T1">6</text:span></text:p>
            </draw:text-box>
          </draw:frame>
        </draw:g>
        <draw:g>
          <draw:ellipse draw:style-name="gr18" draw:text-style-name="P1" draw:layer="layout" svg:width="2.539cm" svg:height="2.513cm" svg:x="8.843cm" svg:y="1.501cm">
            <text:p/>
          </draw:ellipse>
          <draw:frame draw:style-name="gr19" draw:text-style-name="P3" draw:layer="layout" svg:width="3.46cm" svg:height="2.848cm" svg:x="9.54cm" svg:y="1.82cm">
            <draw:text-box>
              <text:p text:style-name="P2"><text:span text:style-name="T1">2</text:span></text:p>
            </draw:text-box>
          </draw:frame>
        </draw:g>
        <draw:g>
          <draw:ellipse draw:style-name="gr18" draw:text-style-name="P1" draw:layer="layout" svg:width="2.539cm" svg:height="2.513cm" svg:x="1cm" svg:y="1.5cm">
            <text:p/>
          </draw:ellipse>
          <draw:frame draw:style-name="gr19" draw:text-style-name="P3" draw:layer="layout" svg:width="3.46cm" svg:height="2.848cm" svg:x="1.697cm" svg:y="1.82cm">
            <draw:text-box>
              <text:p text:style-name="P2"><text:span text:style-name="T1">1</text:span></text:p>
            </draw:text-box>
          </draw:frame>
        </draw:g>
        <draw:g>
          <draw:ellipse draw:style-name="gr18" draw:text-style-name="P1" draw:layer="layout" svg:width="2.539cm" svg:height="2.513cm" svg:x="17.5cm" svg:y="1.5cm">
            <text:p/>
          </draw:ellipse>
          <draw:frame draw:style-name="gr19" draw:text-style-name="P3" draw:layer="layout" svg:width="3.46cm" svg:height="2.848cm" svg:x="18.197cm" svg:y="1.82cm">
            <draw:text-box>
              <text:p text:style-name="P2"><text:span text:style-name="T1">3</text:span></text:p>
            </draw:text-box>
          </draw:frame>
        </draw:g>
        <draw:g>
          <draw:ellipse draw:style-name="gr18" draw:text-style-name="P1" draw:layer="layout" svg:width="2.539cm" svg:height="2.513cm" svg:x="25.543cm" svg:y="1.501cm">
            <text:p/>
          </draw:ellipse>
          <draw:frame draw:style-name="gr19" draw:text-style-name="P3" draw:layer="layout" svg:width="3.46cm" svg:height="2.848cm" svg:x="26.24cm" svg:y="1.82cm">
            <draw:text-box>
              <text:p text:style-name="P2"><text:span text:style-name="T1">4</text:span></text:p>
            </draw:text-box>
          </draw:frame>
        </draw:g>
        <draw:g>
          <draw:ellipse draw:style-name="gr18" draw:text-style-name="P1" draw:layer="layout" svg:width="2.539cm" svg:height="2.513cm" svg:x="17.844cm" svg:y="13.833cm">
            <text:p/>
          </draw:ellipse>
          <draw:frame draw:style-name="gr19" draw:text-style-name="P3" draw:layer="layout" svg:width="3.46cm" svg:height="2.848cm" svg:x="18.54cm" svg:y="14.152cm">
            <draw:text-box>
              <text:p text:style-name="P2"><text:span text:style-name="T1">5</text:span></text:p>
            </draw:text-box>
          </draw:frame>
        </draw:g>
      </draw:page>
      <draw:page draw:name="page8" draw:style-name="dp1" draw:master-page-name="Standard">
        <draw:line draw:style-name="gr25" draw:text-style-name="P1" draw:layer="layout" svg:x1="2.5cm" svg:y1="2.5cm" svg:x2="9cm" svg:y2="2.5cm">
          <text:p/>
        </draw:line>
        <draw:line draw:style-name="gr26" draw:text-style-name="P10" draw:layer="layout" svg:x1="2cm" svg:y1="2.5cm" svg:x2="2cm" svg:y2="13.5cm">
          <text:p/>
        </draw:line>
        <draw:line draw:style-name="gr8" draw:text-style-name="P1" draw:layer="layout" svg:x1="11.5cm" svg:y1="2.5cm" svg:x2="18cm" svg:y2="2.5cm">
          <text:p/>
        </draw:line>
        <draw:line draw:style-name="gr25" draw:text-style-name="P1" draw:layer="layout" svg:x1="19cm" svg:y1="2.5cm" svg:x2="25.5cm" svg:y2="2.5cm">
          <text:p/>
        </draw:line>
        <draw:line draw:style-name="gr8" draw:text-style-name="P1" draw:layer="layout" svg:x1="3.5cm" svg:y1="15cm" svg:x2="10.5cm" svg:y2="15cm">
          <text:p/>
        </draw:line>
        <draw:line draw:style-name="gr25" draw:text-style-name="P1" draw:layer="layout" svg:x1="11cm" svg:y1="15cm" svg:x2="17.5cm" svg:y2="15cm">
          <text:p/>
        </draw:line>
        <draw:line draw:style-name="gr26" draw:text-style-name="P10" draw:layer="layout" svg:x1="10cm" svg:y1="2.5cm" svg:x2="10cm" svg:y2="13.5cm">
          <text:p/>
        </draw:line>
        <draw:line draw:style-name="gr26" draw:text-style-name="P10" draw:layer="layout" svg:x1="19cm" svg:y1="3cm" svg:x2="19cm" svg:y2="14cm">
          <text:p/>
        </draw:line>
        <draw:line draw:style-name="gr27" draw:text-style-name="P10" draw:layer="layout" svg:x1="27cm" svg:y1="2.5cm" svg:x2="20cm" svg:y2="14cm">
          <text:p/>
        </draw:line>
        <draw:g>
          <draw:ellipse draw:style-name="gr1" draw:text-style-name="P1" draw:layer="layout" svg:width="2.539cm" svg:height="2.513cm" svg:x="1cm" svg:y="13.832cm">
            <text:p/>
          </draw:ellipse>
          <draw:frame draw:style-name="gr2" draw:text-style-name="P3" draw:layer="layout" svg:width="3.46cm" svg:height="2.848cm" svg:x="1.697cm" svg:y="14.152cm">
            <draw:text-box>
              <text:p text:style-name="P2"><text:span text:style-name="T1">7</text:span></text:p>
            </draw:text-box>
          </draw:frame>
        </draw:g>
        <draw:g>
          <draw:ellipse draw:style-name="gr1" draw:text-style-name="P1" draw:layer="layout" svg:width="2.539cm" svg:height="2.513cm" svg:x="1cm" svg:y="1.5cm">
            <text:p/>
          </draw:ellipse>
          <draw:frame draw:style-name="gr2" draw:text-style-name="P3" draw:layer="layout" svg:width="3.46cm" svg:height="2.848cm" svg:x="1.697cm" svg:y="1.82cm">
            <draw:text-box>
              <text:p text:style-name="P2"><text:span text:style-name="T1">1</text:span></text:p>
            </draw:text-box>
          </draw:frame>
        </draw:g>
        <draw:g>
          <draw:ellipse draw:style-name="gr1" draw:text-style-name="P1" draw:layer="layout" svg:width="2.539cm" svg:height="2.513cm" svg:x="17.5cm" svg:y="1.5cm">
            <text:p/>
          </draw:ellipse>
          <draw:frame draw:style-name="gr2" draw:text-style-name="P3" draw:layer="layout" svg:width="3.46cm" svg:height="2.848cm" svg:x="18.197cm" svg:y="1.82cm">
            <draw:text-box>
              <text:p text:style-name="P2"><text:span text:style-name="T1">3</text:span></text:p>
            </draw:text-box>
          </draw:frame>
        </draw:g>
        <draw:g>
          <draw:ellipse draw:style-name="gr1" draw:text-style-name="P1" draw:layer="layout" svg:width="2.539cm" svg:height="2.513cm" svg:x="25.543cm" svg:y="1.501cm">
            <text:p/>
          </draw:ellipse>
          <draw:frame draw:style-name="gr2" draw:text-style-name="P3" draw:layer="layout" svg:width="3.46cm" svg:height="2.848cm" svg:x="26.24cm" svg:y="1.82cm">
            <draw:text-box>
              <text:p text:style-name="P2"><text:span text:style-name="T1">4</text:span></text:p>
            </draw:text-box>
          </draw:frame>
        </draw:g>
        <draw:line draw:style-name="gr26" draw:text-style-name="P10" draw:layer="layout" svg:x1="18.5cm" svg:y1="14.5cm" svg:x2="11cm" svg:y2="3.5cm">
          <text:p/>
        </draw:line>
        <draw:line draw:style-name="gr26" draw:text-style-name="P10" draw:layer="layout" svg:x1="10cm" svg:y1="14.5cm" svg:x2="3cm" svg:y2="4cm">
          <text:p/>
        </draw:line>
        <draw:g>
          <draw:ellipse draw:style-name="gr1" draw:text-style-name="P1" draw:layer="layout" svg:width="2.539cm" svg:height="2.513cm" svg:x="9cm" svg:y="13.832cm">
            <text:p/>
          </draw:ellipse>
          <draw:frame draw:style-name="gr2" draw:text-style-name="P3" draw:layer="layout" svg:width="3.46cm" svg:height="2.848cm" svg:x="9.697cm" svg:y="14.152cm">
            <draw:text-box>
              <text:p text:style-name="P2"><text:span text:style-name="T1">6</text:span></text:p>
            </draw:text-box>
          </draw:frame>
        </draw:g>
        <draw:g>
          <draw:ellipse draw:style-name="gr1" draw:text-style-name="P1" draw:layer="layout" svg:width="2.539cm" svg:height="2.513cm" svg:x="17.844cm" svg:y="13.833cm">
            <text:p/>
          </draw:ellipse>
          <draw:frame draw:style-name="gr2" draw:text-style-name="P3" draw:layer="layout" svg:width="3.46cm" svg:height="2.848cm" svg:x="18.54cm" svg:y="14.152cm">
            <draw:text-box>
              <text:p text:style-name="P2"><text:span text:style-name="T1">5</text:span></text:p>
            </draw:text-box>
          </draw:frame>
        </draw:g>
        <draw:g>
          <draw:ellipse draw:style-name="gr1" draw:text-style-name="P1" draw:layer="layout" svg:width="2.539cm" svg:height="2.513cm" svg:x="8.843cm" svg:y="1.501cm">
            <text:p/>
          </draw:ellipse>
          <draw:frame draw:style-name="gr2" draw:text-style-name="P3" draw:layer="layout" svg:width="3.46cm" svg:height="2.848cm" svg:x="9.54cm" svg:y="1.82cm">
            <draw:text-box>
              <text:p text:style-name="P2"><text:span text:style-name="T1">2</text:span></text:p>
            </draw:text-box>
          </draw:frame>
        </draw:g>
      </draw:page>
      <draw:page draw:name="page9" draw:style-name="dp1" draw:master-page-name="Default">
        <draw:path draw:style-name="gr28" draw:text-style-name="P8" draw:layer="layout" svg:width="6.636cm" svg:height="3.803cm" draw:transform="skewX (7.37759724982444E-017) rotate (1.04824474874779) translate (5.73786266250357cm 5.61704025942538cm)" svg:viewBox="0 0 6637 3804" svg:d="M0 188c4623-1059 6132 2658 6637 3616">
          <text:p/>
        </draw:path>
        <draw:line draw:style-name="gr9" draw:text-style-name="P5" draw:layer="layout" svg:x1="18.401cm" svg:y1="15.313cm" svg:x2="11.225cm" svg:y2="18.039cm">
          <text:p/>
        </draw:line>
        <draw:g>
          <draw:ellipse draw:style-name="gr1" draw:text-style-name="P1" draw:layer="layout" svg:width="2cm" svg:height="1.98cm" svg:x="24.681cm" svg:y="14.034cm">
            <text:p/>
          </draw:ellipse>
          <draw:frame draw:style-name="gr13" draw:text-style-name="P6" draw:layer="layout" svg:width="1.803cm" svg:height="1.517cm" svg:x="24.88cm" svg:y="14.277cm">
            <draw:text-box>
              <text:p text:style-name="P2"><text:span text:style-name="T2">10</text:span></text:p>
            </draw:text-box>
          </draw:frame>
        </draw:g>
        <draw:g>
          <draw:ellipse draw:style-name="gr1" draw:text-style-name="P1" draw:layer="layout" svg:width="2cm" svg:height="1.98cm" svg:x="9cm" svg:y="17.52cm">
            <text:p/>
          </draw:ellipse>
          <draw:frame draw:style-name="gr13" draw:text-style-name="P6" draw:layer="layout" svg:width="1.803cm" svg:height="1.517cm" svg:x="9.5cm" svg:y="17.84cm">
            <draw:text-box>
              <text:p text:style-name="P2"><text:span text:style-name="T2">9</text:span></text:p>
            </draw:text-box>
          </draw:frame>
        </draw:g>
        <draw:line draw:style-name="gr10" draw:text-style-name="P7" draw:layer="layout" svg:x1="13.47cm" svg:y1="1.844cm" svg:x2="11.706cm" svg:y2="10.343cm">
          <text:p/>
        </draw:line>
        <draw:line draw:style-name="gr9" draw:text-style-name="P5" draw:layer="layout" svg:x1="17.879cm" svg:y1="8.378cm" svg:x2="18.12cm" svg:y2="14.311cm">
          <text:p/>
        </draw:line>
        <draw:line draw:style-name="gr9" draw:text-style-name="P5" draw:layer="layout" svg:x1="18.521cm" svg:y1="15.394cm" svg:x2="24.454cm" svg:y2="15.193cm">
          <text:p/>
        </draw:line>
        <draw:line draw:style-name="gr9" draw:text-style-name="P5" draw:layer="layout" svg:x1="3.688cm" svg:y1="14.03cm" svg:x2="8.94cm" svg:y2="17.999cm">
          <text:p/>
        </draw:line>
        <draw:line draw:style-name="gr9" draw:text-style-name="P5" draw:layer="layout" svg:x1="11.305cm" svg:y1="11.545cm" svg:x2="4.811cm" svg:y2="13.71cm">
          <text:p/>
        </draw:line>
        <draw:line draw:style-name="gr9" draw:text-style-name="P5" draw:layer="layout" svg:x1="11.425cm" svg:y1="11.465cm" svg:x2="16.757cm" svg:y2="8.819cm">
          <text:p/>
        </draw:line>
        <draw:line draw:style-name="gr9" draw:text-style-name="P5" draw:layer="layout" svg:x1="17.92cm" svg:y1="8.418cm" svg:x2="24.735cm" svg:y2="7.777cm">
          <text:p/>
        </draw:line>
        <draw:line draw:style-name="gr9" draw:text-style-name="P5" draw:layer="layout" svg:x1="25.932cm" svg:y1="7.697cm" svg:x2="25.777cm" svg:y2="13.75cm">
          <text:p/>
        </draw:line>
        <draw:line draw:style-name="gr9" draw:text-style-name="P5" draw:layer="layout" svg:x1="22.65cm" svg:y1="3.567cm" svg:x2="18.601cm" svg:y2="7.336cm">
          <text:p/>
        </draw:line>
        <draw:line draw:style-name="gr9" draw:text-style-name="P5" draw:layer="layout" svg:x1="22.45cm" svg:y1="3.447cm" svg:x2="25.416cm" svg:y2="6.574cm">
          <text:p/>
        </draw:line>
        <draw:line draw:style-name="gr9" draw:text-style-name="P5" draw:layer="layout" svg:x1="13.47cm" svg:y1="2.124cm" svg:x2="21.407cm" svg:y2="3.046cm">
          <text:p/>
        </draw:line>
        <draw:line draw:style-name="gr9" draw:text-style-name="P5" draw:layer="layout" svg:x1="13.47cm" svg:y1="2.124cm" svg:x2="17.238cm" svg:y2="7.296cm">
          <text:p/>
        </draw:line>
        <draw:line draw:style-name="gr9" draw:text-style-name="P5" draw:layer="layout" svg:x1="5.572cm" svg:y1="6.213cm" svg:x2="3.848cm" svg:y2="12.748cm">
          <text:p/>
        </draw:line>
        <draw:line draw:style-name="gr9" draw:text-style-name="P5" draw:layer="layout" svg:x1="5.773cm" svg:y1="6.012cm" svg:x2="10.664cm" svg:y2="10.703cm">
          <text:p/>
        </draw:line>
        <draw:g>
          <draw:ellipse draw:style-name="gr1" draw:text-style-name="P1" draw:layer="layout" svg:width="2cm" svg:height="1.98cm" svg:x="17.301cm" svg:y="14.461cm">
            <text:p/>
          </draw:ellipse>
          <draw:frame draw:style-name="gr13" draw:text-style-name="P6" draw:layer="layout" svg:width="1.803cm" svg:height="1.517cm" svg:x="17.801cm" svg:y="14.781cm">
            <draw:text-box>
              <text:p text:style-name="P2"><text:span text:style-name="T2">6</text:span></text:p>
            </draw:text-box>
          </draw:frame>
        </draw:g>
        <draw:g>
          <draw:ellipse draw:style-name="gr1" draw:text-style-name="P1" draw:layer="layout" svg:width="2cm" svg:height="1.98cm" svg:x="25cm" svg:y="6.5cm">
            <text:p/>
          </draw:ellipse>
          <draw:frame draw:style-name="gr13" draw:text-style-name="P6" draw:layer="layout" svg:width="1.803cm" svg:height="1.517cm" svg:x="25.5cm" svg:y="6.82cm">
            <draw:text-box>
              <text:p text:style-name="P2"><text:span text:style-name="T2">4</text:span></text:p>
            </draw:text-box>
          </draw:frame>
        </draw:g>
        <draw:g>
          <draw:ellipse draw:style-name="gr1" draw:text-style-name="P1" draw:layer="layout" svg:width="2cm" svg:height="1.98cm" svg:x="16.801cm" svg:y="7.38cm">
            <text:p/>
          </draw:ellipse>
          <draw:frame draw:style-name="gr13" draw:text-style-name="P6" draw:layer="layout" svg:width="1.803cm" svg:height="1.517cm" svg:x="17.239cm" svg:y="7.603cm">
            <draw:text-box>
              <text:p text:style-name="P2"><text:span text:style-name="T2">5</text:span></text:p>
            </draw:text-box>
          </draw:frame>
        </draw:g>
        <draw:g>
          <draw:ellipse draw:style-name="gr1" draw:text-style-name="P1" draw:layer="layout" svg:width="2cm" svg:height="1.98cm" svg:x="21.698cm" svg:y="2.518cm">
            <text:p/>
          </draw:ellipse>
          <draw:frame draw:style-name="gr13" draw:text-style-name="P6" draw:layer="layout" svg:width="1.803cm" svg:height="1.517cm" svg:x="22.198cm" svg:y="2.838cm">
            <draw:text-box>
              <text:p text:style-name="P2"><text:span text:style-name="T2">3</text:span></text:p>
            </draw:text-box>
          </draw:frame>
        </draw:g>
        <draw:g>
          <draw:ellipse draw:style-name="gr1" draw:text-style-name="P1" draw:layer="layout" svg:width="2cm" svg:height="1.98cm" svg:x="12.5cm" svg:y="1.02cm">
            <text:p/>
          </draw:ellipse>
          <draw:frame draw:style-name="gr13" draw:text-style-name="P6" draw:layer="layout" svg:width="1.803cm" svg:height="1.517cm" svg:x="13cm" svg:y="1.34cm">
            <draw:text-box>
              <text:p text:style-name="P2"><text:span text:style-name="T2">2</text:span></text:p>
            </draw:text-box>
          </draw:frame>
        </draw:g>
        <draw:g>
          <draw:ellipse draw:style-name="gr1" draw:text-style-name="P1" draw:layer="layout" svg:width="2cm" svg:height="1.98cm" svg:x="10.5cm" svg:y="10.52cm">
            <text:p/>
          </draw:ellipse>
          <draw:frame draw:style-name="gr13" draw:text-style-name="P6" draw:layer="layout" svg:width="1.803cm" svg:height="1.517cm" svg:x="11cm" svg:y="10.84cm">
            <draw:text-box>
              <text:p text:style-name="P2"><text:span text:style-name="T2">7</text:span></text:p>
            </draw:text-box>
          </draw:frame>
        </draw:g>
        <draw:g>
          <draw:ellipse draw:style-name="gr1" draw:text-style-name="P1" draw:layer="layout" svg:width="2cm" svg:height="1.98cm" svg:x="2.697cm" svg:y="13.02cm">
            <text:p/>
          </draw:ellipse>
          <draw:frame draw:style-name="gr13" draw:text-style-name="P6" draw:layer="layout" svg:width="1.803cm" svg:height="1.517cm" svg:x="3.197cm" svg:y="13.34cm">
            <draw:text-box>
              <text:p text:style-name="P2"><text:span text:style-name="T2">8</text:span></text:p>
            </draw:text-box>
          </draw:frame>
        </draw:g>
        <draw:g>
          <draw:ellipse draw:style-name="gr1" draw:text-style-name="P1" draw:layer="layout" svg:width="2cm" svg:height="1.98cm" svg:x="4.498cm" svg:y="5.044cm">
            <text:p/>
          </draw:ellipse>
          <draw:frame draw:style-name="gr11" draw:text-style-name="P6" draw:layer="layout" svg:width="1.537cm" svg:height="1.931cm" svg:x="4.917cm" svg:y="5.324cm">
            <draw:text-box>
              <text:p text:style-name="P2"><text:span text:style-name="T2">1</text:span></text:p>
            </draw:text-box>
          </draw:frame>
        </draw:g>
      </draw:page>
      <draw:page draw:name="page10" draw:style-name="dp1" draw:master-page-name="Default">
        <draw:line draw:style-name="gr29" draw:text-style-name="P1" draw:layer="layout" svg:x1="3cm" svg:y1="13.5cm" svg:x2="5.5cm" svg:y2="7.5cm">
          <text:p/>
        </draw:line>
        <draw:line draw:style-name="gr21" draw:text-style-name="P1" draw:layer="layout" svg:x1="5.5cm" svg:y1="7.5cm" svg:x2="10cm" svg:y2="3.5cm">
          <text:p/>
        </draw:line>
        <draw:path draw:style-name="gr30" draw:text-style-name="P8" draw:layer="layout" svg:width="5.294cm" svg:height="3.529cm" draw:transform="rotate (0.197396738400559) translate (4.80768945195856cm 3.0384684738382cm)" svg:viewBox="0 0 5295 3530" svg:d="M5295 0c-4609 98-5295 3530-5295 3530">
          <text:p/>
        </draw:path>
        <draw:line draw:style-name="gr21" draw:text-style-name="P1" draw:layer="layout" svg:x1="21cm" svg:y1="4.5cm" svg:x2="25cm" svg:y2="9cm">
          <text:p/>
        </draw:line>
        <draw:line draw:style-name="gr21" draw:text-style-name="P1" draw:layer="layout" svg:x1="5.5cm" svg:y1="7.5cm" svg:x2="9cm" svg:y2="13.5cm">
          <text:p/>
        </draw:line>
        <draw:line draw:style-name="gr21" draw:text-style-name="P1" draw:layer="layout" svg:x1="16cm" svg:y1="10.5cm" svg:x2="24cm" svg:y2="10.5cm">
          <text:p/>
        </draw:line>
        <draw:line draw:style-name="gr21" draw:text-style-name="P1" draw:layer="layout" svg:x1="11cm" svg:y1="2cm" svg:x2="20cm" svg:y2="4.5cm">
          <text:p/>
        </draw:line>
        <draw:line draw:style-name="gr21" draw:text-style-name="P1" draw:layer="layout" svg:x1="8.5cm" svg:y1="14.5cm" svg:x2="4cm" svg:y2="14.5cm">
          <text:p/>
        </draw:line>
        <draw:line draw:style-name="gr21" draw:text-style-name="P1" draw:layer="layout" svg:x1="9cm" svg:y1="15.5cm" svg:x2="15cm" svg:y2="11.5cm">
          <text:p/>
        </draw:line>
        <draw:line draw:style-name="gr21" draw:text-style-name="P1" draw:layer="layout" svg:x1="25.5cm" svg:y1="10cm" svg:x2="19cm" svg:y2="17cm">
          <text:p/>
        </draw:line>
        <draw:line draw:style-name="gr21" draw:text-style-name="P1" draw:layer="layout" svg:x1="21.5cm" svg:y1="4.5cm" svg:x2="17cm" svg:y2="9.5cm">
          <text:p/>
        </draw:line>
        <draw:line draw:style-name="gr21" draw:text-style-name="P1" draw:layer="layout" svg:x1="18cm" svg:y1="18cm" svg:x2="16.5cm" svg:y2="12cm">
          <text:p/>
        </draw:line>
        <draw:line draw:style-name="gr21" draw:text-style-name="P1" draw:layer="layout" svg:x1="17.5cm" svg:y1="18cm" svg:x2="10.5cm" svg:y2="15.5cm">
          <text:p/>
        </draw:line>
        <draw:g>
          <draw:ellipse draw:style-name="gr18" draw:text-style-name="P1" draw:layer="layout" svg:width="2.539cm" svg:height="2.513cm" svg:x="20cm" svg:y="3.5cm">
            <text:p/>
          </draw:ellipse>
          <draw:frame draw:style-name="gr19" draw:text-style-name="P3" draw:layer="layout" svg:width="3.46cm" svg:height="2.848cm" svg:x="20.697cm" svg:y="3.82cm">
            <draw:text-box>
              <text:p text:style-name="P2"><text:span text:style-name="T1">3</text:span></text:p>
            </draw:text-box>
          </draw:frame>
        </draw:g>
        <draw:g>
          <draw:ellipse draw:style-name="gr18" draw:text-style-name="P1" draw:layer="layout" svg:width="2.539cm" svg:height="2.513cm" svg:x="24.5cm" svg:y="8.833cm">
            <text:p/>
          </draw:ellipse>
          <draw:frame draw:style-name="gr19" draw:text-style-name="P3" draw:layer="layout" svg:width="3.46cm" svg:height="2.848cm" svg:x="25.196cm" svg:y="9.152cm">
            <draw:text-box>
              <text:p text:style-name="P2"><text:span text:style-name="T1">4</text:span></text:p>
            </draw:text-box>
          </draw:frame>
        </draw:g>
        <draw:ellipse draw:style-name="gr18" draw:text-style-name="P1" draw:layer="layout" svg:width="2.539cm" svg:height="2.513cm" svg:x="16.5cm" svg:y="16.987cm">
          <text:p/>
        </draw:ellipse>
        <draw:ellipse draw:style-name="gr18" draw:text-style-name="P1" draw:layer="layout" svg:width="2.539cm" svg:height="2.513cm" svg:x="7.961cm" svg:y="13.487cm">
          <text:p/>
        </draw:ellipse>
        <draw:ellipse draw:style-name="gr18" draw:text-style-name="P1" draw:layer="layout" svg:width="2.539cm" svg:height="2.513cm" svg:x="15cm" svg:y="9.487cm">
          <text:p/>
        </draw:ellipse>
        <draw:frame draw:style-name="gr19" draw:text-style-name="P3" draw:layer="layout" svg:width="3.46cm" svg:height="2.848cm" svg:x="15.54cm" svg:y="10cm">
          <draw:text-box>
            <text:p text:style-name="P2"><text:span text:style-name="T1">5</text:span></text:p>
          </draw:text-box>
        </draw:frame>
        <draw:frame draw:style-name="gr19" draw:text-style-name="P3" draw:layer="layout" svg:width="3.46cm" svg:height="2.848cm" svg:x="8.54cm" svg:y="14.152cm">
          <draw:text-box>
            <text:p text:style-name="P2"><text:span text:style-name="T1">7</text:span></text:p>
          </draw:text-box>
        </draw:frame>
        <draw:frame draw:style-name="gr19" draw:text-style-name="P3" draw:layer="layout" svg:width="3.46cm" svg:height="2.848cm" svg:x="17.04cm" svg:y="17.5cm">
          <draw:text-box>
            <text:p text:style-name="P2"><text:span text:style-name="T1">6</text:span></text:p>
          </draw:text-box>
        </draw:frame>
        <draw:ellipse draw:style-name="gr18" draw:text-style-name="P1" draw:layer="layout" svg:width="2.539cm" svg:height="2.513cm" svg:x="9.461cm" svg:y="0.987cm">
          <text:p/>
        </draw:ellipse>
        <draw:frame draw:style-name="gr19" draw:text-style-name="P3" draw:layer="layout" svg:width="3.46cm" svg:height="2.848cm" svg:x="10.04cm" svg:y="1.5cm">
          <draw:text-box>
            <text:p text:style-name="P2"><text:span text:style-name="T1">2</text:span></text:p>
          </draw:text-box>
        </draw:frame>
        <draw:path draw:style-name="gr30" draw:text-style-name="P8" draw:layer="layout" svg:width="5.882cm" svg:height="1.622cm" draw:transform="rotate (0.197396738400559) translate (2.5cm 16cm)" svg:viewBox="0 0 5883 1623" svg:d="M0 0c3530 2746 5883 1177 5883 1177">
          <text:p/>
        </draw:path>
        <draw:g>
          <draw:ellipse draw:style-name="gr18" draw:text-style-name="P1" draw:layer="layout" svg:width="2.539cm" svg:height="2.513cm" svg:x="4.344cm" svg:y="6.333cm">
            <text:p/>
          </draw:ellipse>
          <draw:frame draw:style-name="gr19" draw:text-style-name="P3" draw:layer="layout" svg:width="3.46cm" svg:height="2.848cm" svg:x="5.04cm" svg:y="6.652cm">
            <draw:text-box>
              <text:p text:style-name="P2"><text:span text:style-name="T1">1</text:span></text:p>
            </draw:text-box>
          </draw:frame>
        </draw:g>
        <draw:ellipse draw:style-name="gr18" draw:text-style-name="P1" draw:layer="layout" svg:width="2.539cm" svg:height="2.513cm" svg:x="1.461cm" svg:y="13.5cm">
          <text:p/>
        </draw:ellipse>
        <draw:frame draw:style-name="gr19" draw:text-style-name="P3" draw:layer="layout" svg:width="3.46cm" svg:height="2.848cm" svg:x="2.04cm" svg:y="14cm">
          <draw:text-box>
            <text:p text:style-name="P2"><text:span text:style-name="T1">8</text:span></text:p>
          </draw:text-box>
        </draw:frame>
      </draw:page>
      <draw:page draw:name="page11" draw:style-name="dp1" draw:master-page-name="Default">
        <draw:line draw:style-name="gr31" draw:text-style-name="P7" draw:layer="layout" svg:x1="22cm" svg:y1="5.5cm" svg:x2="4cm" svg:y2="10.5cm">
          <text:p/>
        </draw:line>
        <draw:line draw:style-name="gr31" draw:text-style-name="P7" draw:layer="layout" svg:x1="22cm" svg:y1="5cm" svg:x2="7.5cm" svg:y2="5cm">
          <text:p/>
        </draw:line>
        <draw:line draw:style-name="gr31" draw:text-style-name="P7" draw:layer="layout" svg:x1="25cm" svg:y1="16.5cm" svg:x2="7cm" svg:y2="6cm">
          <text:p/>
        </draw:line>
        <draw:line draw:style-name="gr31" draw:text-style-name="P7" draw:layer="layout" svg:x1="25cm" svg:y1="16.5cm" svg:x2="3.5cm" svg:y2="11.5cm">
          <text:p/>
        </draw:line>
        <draw:line draw:style-name="gr31" draw:text-style-name="P7" draw:layer="layout" svg:x1="14cm" svg:y1="2.5cm" svg:x2="17.5cm" svg:y2="17.5cm">
          <text:p/>
        </draw:line>
        <draw:line draw:style-name="gr31" draw:text-style-name="P7" draw:layer="layout" svg:x1="25cm" svg:y1="16cm" svg:x2="27.5cm" svg:y2="12cm">
          <text:p/>
        </draw:line>
        <draw:line draw:style-name="gr31" draw:text-style-name="P7" draw:layer="layout" svg:x1="18cm" svg:y1="18.5cm" svg:x2="22.5cm" svg:y2="6cm">
          <text:p/>
        </draw:line>
        <draw:line draw:style-name="gr31" draw:text-style-name="P7" draw:layer="layout" svg:x1="11cm" svg:y1="18.5cm" svg:x2="13.5cm" svg:y2="3.5cm">
          <text:p/>
        </draw:line>
        <draw:line draw:style-name="gr31" draw:text-style-name="P7" draw:layer="layout" svg:x1="5cm" svg:y1="15.5cm" svg:x2="12.5cm" svg:y2="3cm">
          <text:p/>
        </draw:line>
        <draw:line draw:style-name="gr31" draw:text-style-name="P7" draw:layer="layout" svg:x1="14cm" svg:y1="2.5cm" svg:x2="24.5cm" svg:y2="15.5cm">
          <text:p/>
        </draw:line>
        <draw:line draw:style-name="gr31" draw:text-style-name="P7" draw:layer="layout" svg:x1="6cm" svg:y1="5cm" svg:x2="26.5cm" svg:y2="10cm">
          <text:p/>
        </draw:line>
        <draw:line draw:style-name="gr31" draw:text-style-name="P7" draw:layer="layout" svg:x1="6.5cm" svg:y1="4.5cm" svg:x2="3cm" svg:y2="9.5cm">
          <text:p/>
        </draw:line>
        <draw:line draw:style-name="gr31" draw:text-style-name="P7" draw:layer="layout" svg:x1="5cm" svg:y1="15.5cm" svg:x2="16.5cm" svg:y2="18cm">
          <text:p/>
        </draw:line>
        <draw:line draw:style-name="gr31" draw:text-style-name="P7" draw:layer="layout" svg:x1="11cm" svg:y1="19cm" svg:x2="16.5cm" svg:y2="19cm">
          <text:p/>
        </draw:line>
        <draw:line draw:style-name="gr31" draw:text-style-name="P7" draw:layer="layout" svg:x1="18cm" svg:y1="19cm" svg:x2="23.5cm" svg:y2="17cm">
          <text:p/>
        </draw:line>
        <draw:line draw:style-name="gr31" draw:text-style-name="P7" draw:layer="layout" svg:x1="23cm" svg:y1="4.5cm" svg:x2="25cm" svg:y2="15cm">
          <text:p/>
        </draw:line>
        <draw:line draw:style-name="gr31" draw:text-style-name="P7" draw:layer="layout" svg:x1="23cm" svg:y1="4.5cm" svg:x2="27.5cm" svg:y2="9.5cm">
          <text:p/>
        </draw:line>
        <draw:line draw:style-name="gr31" draw:text-style-name="P7" draw:layer="layout" svg:x1="14cm" svg:y1="2cm" svg:x2="21.5cm" svg:y2="4cm">
          <text:p/>
        </draw:line>
        <draw:g>
          <draw:ellipse draw:style-name="gr18" draw:text-style-name="P1" draw:layer="layout" svg:width="2.539cm" svg:height="2.513cm" svg:x="12.672cm" svg:y="1cm">
            <text:p/>
          </draw:ellipse>
          <draw:frame draw:style-name="gr19" draw:text-style-name="P3" draw:layer="layout" svg:width="3.46cm" svg:height="2.848cm" svg:x="13.368cm" svg:y="1.319cm">
            <draw:text-box>
              <text:p text:style-name="P2"><text:span text:style-name="T1">1</text:span></text:p>
            </draw:text-box>
          </draw:frame>
        </draw:g>
        <draw:g>
          <draw:ellipse draw:style-name="gr18" draw:text-style-name="P1" draw:layer="layout" svg:width="2.539cm" svg:height="2.513cm" svg:x="21.717cm" svg:y="3.373cm">
            <text:p/>
          </draw:ellipse>
          <draw:frame draw:style-name="gr19" draw:text-style-name="P3" draw:layer="layout" svg:width="3.46cm" svg:height="2.848cm" svg:x="22.54cm" svg:y="3.78cm">
            <draw:text-box>
              <text:p text:style-name="P2"><text:span text:style-name="T1">2</text:span></text:p>
            </draw:text-box>
          </draw:frame>
        </draw:g>
        <draw:g>
          <draw:ellipse draw:style-name="gr18" draw:text-style-name="P1" draw:layer="layout" svg:width="2.539cm" svg:height="2.513cm" svg:x="26.843cm" svg:y="9.332cm">
            <text:p/>
          </draw:ellipse>
          <draw:frame draw:style-name="gr19" draw:text-style-name="P3" draw:layer="layout" svg:width="3.46cm" svg:height="2.848cm" svg:x="27.54cm" svg:y="9.652cm">
            <draw:text-box>
              <text:p text:style-name="P2"><text:span text:style-name="T1">3</text:span></text:p>
            </draw:text-box>
          </draw:frame>
        </draw:g>
        <draw:g>
          <draw:ellipse draw:style-name="gr18" draw:text-style-name="P1" draw:layer="layout" svg:width="2.539cm" svg:height="2.513cm" svg:x="23.844cm" svg:y="15.167cm">
            <text:p/>
          </draw:ellipse>
          <draw:frame draw:style-name="gr19" draw:text-style-name="P3" draw:layer="layout" svg:width="3.46cm" svg:height="2.848cm" svg:x="24.54cm" svg:y="15.486cm">
            <draw:text-box>
              <text:p text:style-name="P2"><text:span text:style-name="T1">4</text:span></text:p>
            </draw:text-box>
          </draw:frame>
        </draw:g>
        <draw:g>
          <draw:ellipse draw:style-name="gr18" draw:text-style-name="P1" draw:layer="layout" svg:width="2.539cm" svg:height="2.513cm" svg:x="16.5cm" svg:y="17.576cm">
            <text:p/>
          </draw:ellipse>
          <draw:frame draw:style-name="gr19" draw:text-style-name="P3" draw:layer="layout" svg:width="3.46cm" svg:height="2.848cm" svg:x="17.04cm" svg:y="18.076cm">
            <draw:text-box>
              <text:p text:style-name="P2"><text:span text:style-name="T1">5</text:span></text:p>
            </draw:text-box>
          </draw:frame>
        </draw:g>
        <draw:g>
          <draw:ellipse draw:style-name="gr18" draw:text-style-name="P1" draw:layer="layout" svg:width="2.539cm" svg:height="2.513cm" svg:x="9.5cm" svg:y="17.652cm">
            <text:p/>
          </draw:ellipse>
          <draw:frame draw:style-name="gr19" draw:text-style-name="P3" draw:layer="layout" svg:width="3.46cm" svg:height="2.848cm" svg:x="10.079cm" svg:y="18cm">
            <draw:text-box>
              <text:p text:style-name="P2"><text:span text:style-name="T1">6</text:span></text:p>
            </draw:text-box>
          </draw:frame>
        </draw:g>
        <draw:g>
          <draw:ellipse draw:style-name="gr18" draw:text-style-name="P1" draw:layer="layout" svg:width="2.539cm" svg:height="2.513cm" svg:x="4cm" svg:y="14.5cm">
            <text:p/>
          </draw:ellipse>
          <draw:frame draw:style-name="gr19" draw:text-style-name="P3" draw:layer="layout" svg:width="3.46cm" svg:height="2.848cm" svg:x="5cm" svg:y="15cm">
            <draw:text-box>
              <text:p text:style-name="P2"><text:span text:style-name="T1">7</text:span></text:p>
            </draw:text-box>
          </draw:frame>
        </draw:g>
        <draw:g>
          <draw:ellipse draw:style-name="gr18" draw:text-style-name="P1" draw:layer="layout" svg:width="2.539cm" svg:height="2.513cm" svg:x="1cm" svg:y="9.326cm">
            <text:p/>
          </draw:ellipse>
          <draw:frame draw:style-name="gr19" draw:text-style-name="P3" draw:layer="layout" svg:width="3.46cm" svg:height="2.848cm" svg:x="1.54cm" svg:y="9.826cm">
            <draw:text-box>
              <text:p text:style-name="P2"><text:span text:style-name="T1">8</text:span></text:p>
            </draw:text-box>
          </draw:frame>
        </draw:g>
        <draw:g>
          <draw:ellipse draw:style-name="gr18" draw:text-style-name="P1" draw:layer="layout" svg:width="2.539cm" svg:height="2.513cm" svg:x="4.961cm" svg:y="4cm">
            <text:p/>
          </draw:ellipse>
          <draw:frame draw:style-name="gr19" draw:text-style-name="P3" draw:layer="layout" svg:width="3.46cm" svg:height="2.848cm" svg:x="5.54cm" svg:y="4.513cm">
            <draw:text-box>
              <text:p text:style-name="P2"><text:span text:style-name="T1">9</text:span></text:p>
            </draw:text-box>
          </draw:frame>
        </draw:g>
      </draw:page>
      <draw:page draw:name="page12" draw:style-name="dp1" draw:master-page-name="Default">
        <draw:line draw:style-name="gr9" draw:text-style-name="P5" draw:layer="layout" svg:x1="25.969cm" svg:y1="7.693cm" svg:x2="5.609cm" svg:y2="14.657cm">
          <text:p/>
        </draw:line>
        <draw:line draw:style-name="gr10" draw:text-style-name="P7" draw:layer="layout" svg:x1="20.32cm" svg:y1="2.804cm" svg:x2="15.981cm" svg:y2="17.859cm">
          <text:p/>
        </draw:line>
        <draw:line draw:style-name="gr9" draw:text-style-name="P5" draw:layer="layout" svg:x1="26.187cm" svg:y1="7.531cm" svg:x2="16.748cm" svg:y2="18.123cm">
          <text:p/>
        </draw:line>
        <draw:line draw:style-name="gr9" draw:text-style-name="P5" draw:layer="layout" svg:x1="20.346cm" svg:y1="2.747cm" svg:x2="21.828cm" svg:y2="17.436cm">
          <text:p/>
        </draw:line>
        <draw:line draw:style-name="gr9" draw:text-style-name="P5" draw:layer="layout" svg:x1="24.931cm" svg:y1="14.879cm" svg:x2="17.013cm" svg:y2="18.362cm">
          <text:p/>
        </draw:line>
        <draw:line draw:style-name="gr9" draw:text-style-name="P5" draw:layer="layout" svg:x1="7.218cm" svg:y1="3.925cm" svg:x2="19.076cm" svg:y2="3.016cm">
          <text:p/>
        </draw:line>
        <draw:line draw:style-name="gr9" draw:text-style-name="P5" draw:layer="layout" svg:x1="20.269cm" svg:y1="2.749cm" svg:x2="24.924cm" svg:y2="13.731cm">
          <text:p/>
        </draw:line>
        <draw:line draw:style-name="gr9" draw:text-style-name="P5" draw:layer="layout" svg:x1="20.217cm" svg:y1="2.747cm" svg:x2="25.268cm" svg:y2="6.826cm">
          <text:p/>
        </draw:line>
        <draw:line draw:style-name="gr9" draw:text-style-name="P5" draw:layer="layout" svg:x1="7.184cm" svg:y1="4.003cm" svg:x2="25.135cm" svg:y2="7.223cm">
          <text:p/>
        </draw:line>
        <draw:line draw:style-name="gr9" draw:text-style-name="P5" draw:layer="layout" svg:x1="13.626cm" svg:y1="1.931cm" svg:x2="19.103cm" svg:y2="2.434cm">
          <text:p/>
        </draw:line>
        <draw:line draw:style-name="gr9" draw:text-style-name="P5" draw:layer="layout" svg:x1="7.303cm" svg:y1="4.074cm" svg:x2="24.13cm" svg:y2="14.34cm">
          <text:p/>
        </draw:line>
        <draw:line draw:style-name="gr9" draw:text-style-name="P5" draw:layer="layout" svg:x1="13.578cm" svg:y1="2.097cm" svg:x2="21.299cm" svg:y2="17.727cm">
          <text:p/>
        </draw:line>
        <draw:g>
          <draw:ellipse draw:style-name="gr1" draw:text-style-name="P1" draw:layer="layout" svg:width="2cm" svg:height="1.98cm" svg:x="2.511cm" svg:y="7.928cm">
            <text:p/>
          </draw:ellipse>
          <draw:frame draw:style-name="gr13" draw:text-style-name="P6" draw:layer="layout" svg:width="1.803cm" svg:height="1.517cm" svg:x="3.011cm" svg:y="8.248cm">
            <draw:text-box>
              <text:p text:style-name="P2"><text:span text:style-name="T2">4</text:span></text:p>
            </draw:text-box>
          </draw:frame>
        </draw:g>
        <draw:line draw:style-name="gr32" draw:text-style-name="P7" draw:layer="layout" svg:x1="25.03cm" svg:y1="14.737cm" svg:x2="10.874cm" svg:y2="17.859cm">
          <text:p/>
        </draw:line>
        <draw:line draw:style-name="gr32" draw:text-style-name="P7" draw:layer="layout" svg:x1="25.109cm" svg:y1="14.737cm" svg:x2="5.556cm" svg:y2="15.266cm">
          <text:p/>
        </draw:line>
        <draw:line draw:style-name="gr32" draw:text-style-name="P7" draw:layer="layout" svg:x1="21.775cm" svg:y1="18.679cm" svg:x2="4.419cm" svg:y2="9.498cm">
          <text:p/>
        </draw:line>
        <draw:path draw:style-name="gr33" draw:text-style-name="P11" draw:layer="layout" svg:width="10.057cm" svg:height="4.102cm" draw:transform="skewX (9.02707338738129E-017) rotate (2.45253666490243) translate (13.1872200879931cm 22.1639547810082cm)" svg:viewBox="0 0 10058 4103" svg:d="M0 4103c5244 0 10058-4103 10058-4103">
          <text:p/>
        </draw:path>
        <draw:path draw:style-name="gr33" draw:text-style-name="P11" draw:layer="layout" svg:width="9.684cm" svg:height="3.302cm" draw:transform="rotate (1.85668125827157) translate (6.70037087674891cm 19.2933765200723cm)" svg:viewBox="0 0 9685 3303" svg:d="M0 3303c6757 0 9685-3303 9685-3303">
          <text:p/>
        </draw:path>
        <draw:line draw:style-name="gr32" draw:text-style-name="P7" draw:layer="layout" svg:x1="10.001cm" svg:y1="18.732cm" svg:x2="5.159cm" svg:y2="16.06cm">
          <text:p/>
        </draw:line>
        <draw:line draw:style-name="gr32" draw:text-style-name="P7" draw:layer="layout" svg:x1="4.445cm" svg:y1="15.134cm" svg:x2="3.413cm" svg:y2="10.08cm">
          <text:p/>
        </draw:line>
        <draw:path draw:style-name="gr33" draw:text-style-name="P11" draw:layer="layout" svg:width="7.897cm" svg:height="7.886cm" draw:transform="rotate (2.22546932921797) translate (15.4398550571437cm 23.7462438935335cm)" svg:viewBox="0 0 7898 7887" svg:d="M0 7887c8473-1 7889-7887 7889-7887">
          <text:p/>
        </draw:path>
        <draw:g>
          <draw:ellipse draw:style-name="gr1" draw:text-style-name="P1" draw:layer="layout" svg:width="2cm" svg:height="1.98cm" svg:x="12.459cm" svg:y="1cm">
            <text:p/>
          </draw:ellipse>
          <draw:frame draw:style-name="gr12" draw:text-style-name="P6" draw:layer="layout" svg:width="1.803cm" svg:height="1.717cm" svg:x="12.959cm" svg:y="1.32cm">
            <draw:text-box>
              <text:p text:style-name="P2"><text:span text:style-name="T2">6</text:span></text:p>
            </draw:text-box>
          </draw:frame>
        </draw:g>
        <draw:g>
          <draw:ellipse draw:style-name="gr1" draw:text-style-name="P1" draw:layer="layout" svg:width="2cm" svg:height="1.98cm" svg:x="19.339cm" svg:y="1.695cm">
            <text:p/>
          </draw:ellipse>
          <draw:frame draw:style-name="gr13" draw:text-style-name="P6" draw:layer="layout" svg:width="1.803cm" svg:height="1.517cm" svg:x="19.839cm" svg:y="2.015cm">
            <draw:text-box>
              <text:p><text:span text:style-name="T2">7</text:span></text:p>
            </draw:text-box>
          </draw:frame>
        </draw:g>
        <draw:g>
          <draw:ellipse draw:style-name="gr1" draw:text-style-name="P1" draw:layer="layout" svg:width="2cm" svg:height="1.98cm" svg:x="25.188cm" svg:y="6.67cm">
            <text:p/>
          </draw:ellipse>
          <draw:frame draw:style-name="gr13" draw:text-style-name="P6" draw:layer="layout" svg:width="1.803cm" svg:height="1.517cm" svg:x="25.688cm" svg:y="6.99cm">
            <draw:text-box>
              <text:p text:style-name="P2"><text:span text:style-name="T2">8</text:span></text:p>
            </draw:text-box>
          </draw:frame>
        </draw:g>
        <draw:g>
          <draw:ellipse draw:style-name="gr1" draw:text-style-name="P1" draw:layer="layout" svg:width="2cm" svg:height="1.98cm" svg:x="24.214cm" svg:y="13.816cm">
            <text:p/>
          </draw:ellipse>
          <draw:frame draw:style-name="gr13" draw:text-style-name="P6" draw:layer="layout" svg:width="1.803cm" svg:height="1.517cm" svg:x="24.714cm" svg:y="14.136cm">
            <draw:text-box>
              <text:p text:style-name="P2"><text:span text:style-name="T2">9</text:span></text:p>
            </draw:text-box>
          </draw:frame>
        </draw:g>
        <draw:g>
          <draw:ellipse draw:style-name="gr1" draw:text-style-name="P1" draw:layer="layout" svg:width="2cm" svg:height="1.98cm" svg:x="6.059cm" svg:y="2.856cm">
            <text:p/>
          </draw:ellipse>
          <draw:frame draw:style-name="gr13" draw:text-style-name="P6" draw:layer="layout" svg:width="1.803cm" svg:height="1.517cm" svg:x="6.497cm" svg:y="3.079cm">
            <draw:text-box>
              <text:p text:style-name="P2"><text:span text:style-name="T2">5</text:span></text:p>
            </draw:text-box>
          </draw:frame>
        </draw:g>
        <draw:g>
          <draw:ellipse draw:style-name="gr1" draw:text-style-name="P1" draw:layer="layout" svg:width="2cm" svg:height="1.98cm" svg:x="8.796cm" svg:y="17.397cm">
            <text:p/>
          </draw:ellipse>
          <draw:frame draw:style-name="gr13" draw:text-style-name="P6" draw:layer="layout" svg:width="1.803cm" svg:height="1.517cm" svg:x="9.296cm" svg:y="17.717cm">
            <draw:text-box>
              <text:p text:style-name="P2"><text:span text:style-name="T2">2</text:span></text:p>
            </draw:text-box>
          </draw:frame>
        </draw:g>
        <draw:g>
          <draw:ellipse draw:style-name="gr1" draw:text-style-name="P1" draw:layer="layout" svg:width="2cm" svg:height="1.98cm" svg:x="20.871cm" svg:y="17.58cm">
            <text:p/>
          </draw:ellipse>
          <draw:frame draw:style-name="gr13" draw:text-style-name="P6" draw:layer="layout" svg:width="1.803cm" svg:height="1.517cm" svg:x="21.07cm" svg:y="17.823cm">
            <draw:text-box>
              <text:p text:style-name="P2"><text:span text:style-name="T2">10</text:span></text:p>
            </draw:text-box>
          </draw:frame>
        </draw:g>
        <draw:g>
          <draw:ellipse draw:style-name="gr1" draw:text-style-name="P1" draw:layer="layout" svg:width="2cm" svg:height="1.98cm" svg:x="14.922cm" svg:y="18.061cm">
            <text:p/>
          </draw:ellipse>
          <draw:frame draw:style-name="gr11" draw:text-style-name="P6" draw:layer="layout" svg:width="1.537cm" svg:height="1.931cm" svg:x="15.341cm" svg:y="18.341cm">
            <draw:text-box>
              <text:p text:style-name="P2"><text:span text:style-name="T2">1</text:span></text:p>
            </draw:text-box>
          </draw:frame>
        </draw:g>
        <draw:g>
          <draw:ellipse draw:style-name="gr1" draw:text-style-name="P1" draw:layer="layout" svg:width="2cm" svg:height="1.98cm" svg:x="3.469cm" svg:y="14.028cm">
            <text:p/>
          </draw:ellipse>
          <draw:frame draw:style-name="gr13" draw:text-style-name="P6" draw:layer="layout" svg:width="1.803cm" svg:height="1.517cm" svg:x="3.969cm" svg:y="14.348cm">
            <draw:text-box>
              <text:p text:style-name="P2"><text:span text:style-name="T2">3</text:span></text:p>
            </draw:text-box>
          </draw:frame>
        </draw:g>
      </draw:page>
      <draw:page draw:name="page13" draw:style-name="dp1" draw:master-page-name="Default">
        <draw:path draw:style-name="gr28" draw:text-style-name="P8" draw:layer="layout" svg:width="3.691cm" svg:height="1.839cm" draw:transform="rotate (1.04824474874779) translate (14.3681071593541cm 17.6047175542747cm)" svg:viewBox="0 0 3692 1840" svg:d="M0 1836c1922 56 2942-531 3692-1836">
          <text:p/>
        </draw:path>
        <draw:g>
          <draw:ellipse draw:style-name="gr1" draw:text-style-name="P1" draw:layer="layout" svg:width="2cm" svg:height="1.98cm" svg:x="14.475cm" svg:y="17.646cm">
            <text:p/>
          </draw:ellipse>
          <draw:frame draw:style-name="gr13" draw:text-style-name="P6" draw:layer="layout" svg:width="1.803cm" svg:height="1.517cm" svg:x="14.674cm" svg:y="17.889cm">
            <draw:text-box>
              <text:p text:style-name="P2"><text:span text:style-name="T2">10</text:span></text:p>
            </draw:text-box>
          </draw:frame>
        </draw:g>
        <draw:g>
          <draw:ellipse draw:style-name="gr1" draw:text-style-name="P1" draw:layer="layout" svg:width="2cm" svg:height="1.98cm" svg:x="19.877cm" svg:y="11.724cm">
            <text:p/>
          </draw:ellipse>
          <draw:frame draw:style-name="gr13" draw:text-style-name="P6" draw:layer="layout" svg:width="1.803cm" svg:height="1.517cm" svg:x="20.377cm" svg:y="12.044cm">
            <draw:text-box>
              <text:p text:style-name="P2"><text:span text:style-name="T2">9</text:span></text:p>
            </draw:text-box>
          </draw:frame>
        </draw:g>
        <draw:line draw:style-name="gr10" draw:text-style-name="P7" draw:layer="layout" svg:x1="8.934cm" svg:y1="2.18cm" svg:x2="5.838cm" svg:y2="7.392cm">
          <text:p/>
        </draw:line>
        <draw:line draw:style-name="gr9" draw:text-style-name="P5" draw:layer="layout" svg:x1="15.107cm" svg:y1="8.42cm" svg:x2="15.203cm" svg:y2="12.431cm">
          <text:p/>
        </draw:line>
        <draw:line draw:style-name="gr9" draw:text-style-name="P5" draw:layer="layout" svg:x1="15.287cm" svg:y1="13.504cm" svg:x2="15.455cm" svg:y2="17.471cm">
          <text:p/>
        </draw:line>
        <draw:line draw:style-name="gr9" draw:text-style-name="P5" draw:layer="layout" svg:x1="2.428cm" svg:y1="12.602cm" svg:x2="7.896cm" svg:y2="12.473cm">
          <text:p/>
        </draw:line>
        <draw:line draw:style-name="gr9" draw:text-style-name="P5" draw:layer="layout" svg:x1="9.331cm" svg:y1="12.511cm" svg:x2="5.922cm" svg:y2="9.029cm">
          <text:p/>
        </draw:line>
        <draw:line draw:style-name="gr9" draw:text-style-name="P5" draw:layer="layout" svg:x1="15.484cm" svg:y1="8.754cm" svg:x2="19.865cm" svg:y2="12.179cm">
          <text:p/>
        </draw:line>
        <draw:line draw:style-name="gr9" draw:text-style-name="P5" draw:layer="layout" svg:x1="25.638cm" svg:y1="8.117cm" svg:x2="21.671cm" svg:y2="11.885cm">
          <text:p/>
        </draw:line>
        <draw:line draw:style-name="gr9" draw:text-style-name="P5" draw:layer="layout" svg:x1="22.188cm" svg:y1="3.231cm" svg:x2="20.873cm" svg:y2="11.465cm">
          <text:p/>
        </draw:line>
        <draw:line draw:style-name="gr9" draw:text-style-name="P5" draw:layer="layout" svg:x1="22.45cm" svg:y1="3.153cm" svg:x2="25.115cm" svg:y2="6.888cm">
          <text:p/>
        </draw:line>
        <draw:line draw:style-name="gr9" draw:text-style-name="P5" draw:layer="layout" svg:x1="9.397cm" svg:y1="2.082cm" svg:x2="14.322cm" svg:y2="7.685cm">
          <text:p/>
        </draw:line>
        <draw:line draw:style-name="gr9" draw:text-style-name="P5" draw:layer="layout" svg:x1="5.236cm" svg:y1="8.103cm" svg:x2="2.814cm" svg:y2="11.633cm">
          <text:p/>
        </draw:line>
        <draw:line draw:style-name="gr9" draw:text-style-name="P5" draw:layer="layout" svg:x1="9.091cm" svg:y1="2.233cm" svg:x2="9.282cm" svg:y2="11.255cm">
          <text:p/>
        </draw:line>
        <draw:g>
          <draw:ellipse draw:style-name="gr1" draw:text-style-name="P1" draw:layer="layout" svg:width="2cm" svg:height="1.98cm" svg:x="1.258cm" svg:y="11.647cm">
            <text:p/>
          </draw:ellipse>
          <draw:frame draw:style-name="gr13" draw:text-style-name="P6" draw:layer="layout" svg:width="1.803cm" svg:height="1.517cm" svg:x="1.758cm" svg:y="11.967cm">
            <draw:text-box>
              <text:p text:style-name="P2"><text:span text:style-name="T2">6</text:span></text:p>
            </draw:text-box>
          </draw:frame>
        </draw:g>
        <draw:g>
          <draw:ellipse draw:style-name="gr1" draw:text-style-name="P1" draw:layer="layout" svg:width="2cm" svg:height="1.98cm" svg:x="14.122cm" svg:y="7.591cm">
            <text:p/>
          </draw:ellipse>
          <draw:frame draw:style-name="gr13" draw:text-style-name="P6" draw:layer="layout" svg:width="1.803cm" svg:height="1.517cm" svg:x="14.622cm" svg:y="7.911cm">
            <draw:text-box>
              <text:p text:style-name="P2"><text:span text:style-name="T2">4</text:span></text:p>
            </draw:text-box>
          </draw:frame>
        </draw:g>
        <draw:g>
          <draw:ellipse draw:style-name="gr1" draw:text-style-name="P1" draw:layer="layout" svg:width="2cm" svg:height="1.98cm" svg:x="24.781cm" svg:y="7.129cm">
            <text:p/>
          </draw:ellipse>
          <draw:frame draw:style-name="gr13" draw:text-style-name="P6" draw:layer="layout" svg:width="1.803cm" svg:height="1.517cm" svg:x="25.219cm" svg:y="7.352cm">
            <draw:text-box>
              <text:p text:style-name="P2"><text:span text:style-name="T2">5</text:span></text:p>
            </draw:text-box>
          </draw:frame>
        </draw:g>
        <draw:g>
          <draw:ellipse draw:style-name="gr1" draw:text-style-name="P1" draw:layer="layout" svg:width="2cm" svg:height="1.98cm" svg:x="4.185cm" svg:y="7.436cm">
            <text:p/>
          </draw:ellipse>
          <draw:frame draw:style-name="gr13" draw:text-style-name="P6" draw:layer="layout" svg:width="1.803cm" svg:height="1.517cm" svg:x="4.685cm" svg:y="7.756cm">
            <draw:text-box>
              <text:p text:style-name="P2"><text:span text:style-name="T2">3</text:span></text:p>
            </draw:text-box>
          </draw:frame>
        </draw:g>
        <draw:g>
          <draw:ellipse draw:style-name="gr1" draw:text-style-name="P1" draw:layer="layout" svg:width="2cm" svg:height="1.98cm" svg:x="21.319cm" svg:y="1.986cm">
            <text:p/>
          </draw:ellipse>
          <draw:frame draw:style-name="gr13" draw:text-style-name="P6" draw:layer="layout" svg:width="1.803cm" svg:height="1.517cm" svg:x="21.819cm" svg:y="2.306cm">
            <draw:text-box>
              <text:p text:style-name="P2"><text:span text:style-name="T2">2</text:span></text:p>
            </draw:text-box>
          </draw:frame>
        </draw:g>
        <draw:g>
          <draw:ellipse draw:style-name="gr1" draw:text-style-name="P1" draw:layer="layout" svg:width="2cm" svg:height="1.98cm" svg:x="8.274cm" svg:y="11.528cm">
            <text:p/>
          </draw:ellipse>
          <draw:frame draw:style-name="gr13" draw:text-style-name="P6" draw:layer="layout" svg:width="1.803cm" svg:height="1.517cm" svg:x="8.774cm" svg:y="11.848cm">
            <draw:text-box>
              <text:p text:style-name="P2"><text:span text:style-name="T2">7</text:span></text:p>
            </draw:text-box>
          </draw:frame>
        </draw:g>
        <draw:g>
          <draw:ellipse draw:style-name="gr1" draw:text-style-name="P1" draw:layer="layout" svg:width="2cm" svg:height="1.98cm" svg:x="14.33cm" svg:y="12.6cm">
            <text:p/>
          </draw:ellipse>
          <draw:frame draw:style-name="gr13" draw:text-style-name="P6" draw:layer="layout" svg:width="1.803cm" svg:height="1.517cm" svg:x="14.83cm" svg:y="12.92cm">
            <draw:text-box>
              <text:p text:style-name="P2"><text:span text:style-name="T2">8</text:span></text:p>
            </draw:text-box>
          </draw:frame>
        </draw:g>
        <draw:g>
          <draw:ellipse draw:style-name="gr1" draw:text-style-name="P1" draw:layer="layout" svg:width="2cm" svg:height="1.98cm" svg:x="8.068cm" svg:y="1cm">
            <text:p/>
          </draw:ellipse>
          <draw:frame draw:style-name="gr11" draw:text-style-name="P6" draw:layer="layout" svg:width="1.537cm" svg:height="1.931cm" svg:x="8.487cm" svg:y="1.28cm">
            <draw:text-box>
              <text:p text:style-name="P2"><text:span text:style-name="T2">1</text:span></text:p>
            </draw:text-box>
          </draw:frame>
        </draw:g>
        <draw:path draw:style-name="gr28" draw:text-style-name="P8" draw:layer="layout" svg:width="3.239cm" svg:height="13.637cm" draw:transform="rotate (1.04824474874779) translate (8.55083287973219cm 4.78426934141394cm)" svg:viewBox="0 0 3240 13638" svg:d="M0 13638c4824-5928 2683-14522 3189-13564">
          <text:p/>
        </draw:path>
      </draw:page>
      <draw:page draw:name="page14" draw:style-name="dp1" draw:master-page-name="Default">
        <draw:line draw:style-name="gr29" draw:text-style-name="P1" draw:layer="layout" svg:x1="11cm" svg:y1="6.5cm" svg:x2="16cm" svg:y2="6.5cm">
          <text:p/>
        </draw:line>
        <draw:line draw:style-name="gr21" draw:text-style-name="P1" draw:layer="layout" svg:x1="2.5cm" svg:y1="3.5cm" svg:x2="8.112cm" svg:y2="5.5cm">
          <text:p/>
        </draw:line>
        <draw:ellipse draw:style-name="gr18" draw:text-style-name="P1" draw:layer="layout" svg:width="2.539cm" svg:height="2.513cm" svg:x="19.5cm" svg:y="9.5cm">
          <text:p/>
        </draw:ellipse>
        <draw:frame draw:style-name="gr19" draw:text-style-name="P3" draw:layer="layout" svg:width="3.46cm" svg:height="2.848cm" svg:x="20.04cm" svg:y="10cm">
          <draw:text-box>
            <text:p text:style-name="P12"><text:span text:style-name="T1">8</text:span></text:p>
          </draw:text-box>
        </draw:frame>
        <draw:g>
          <draw:ellipse draw:style-name="gr18" draw:text-style-name="P1" draw:layer="layout" svg:width="2.539cm" svg:height="2.513cm" svg:x="24.7cm" svg:y="13cm">
            <text:p/>
          </draw:ellipse>
          <draw:frame draw:style-name="gr19" draw:text-style-name="P3" draw:layer="layout" svg:width="3.46cm" svg:height="2.848cm" svg:x="25.24cm" svg:y="13.5cm">
            <draw:text-box>
              <text:p text:style-name="P2"><text:span text:style-name="T1">11</text:span></text:p>
            </draw:text-box>
          </draw:frame>
        </draw:g>
        <draw:line draw:style-name="gr21" draw:text-style-name="P1" draw:layer="layout" svg:x1="10.5cm" svg:y1="5.5cm" svg:x2="15.5cm" svg:y2="5.5cm">
          <text:p/>
        </draw:line>
        <draw:line draw:style-name="gr21" draw:text-style-name="P1" draw:layer="layout" svg:x1="9.5cm" svg:y1="6cm" svg:x2="12.5cm" svg:y2="3cm">
          <text:p/>
        </draw:line>
        <draw:path draw:style-name="gr30" draw:text-style-name="P8" draw:layer="layout" svg:width="10.384cm" svg:height="5.422cm" draw:transform="skewX (-6.61475885127509E-017) rotate (1.17600284999378) translate (2.99999999997003cm 9.49999999998751cm)" svg:viewBox="0 0 10385 5423" svg:d="M0 0c6500 0 10385 5423 10385 5423">
          <text:p/>
        </draw:path>
        <draw:line draw:style-name="gr21" draw:text-style-name="P1" draw:layer="layout" svg:x1="3cm" svg:y1="10cm" svg:x2="10cm" svg:y2="10.5cm">
          <text:p/>
        </draw:line>
        <draw:path draw:style-name="gr30" draw:text-style-name="P8" draw:layer="layout" svg:width="15.1cm" svg:height="3.529cm" draw:transform="rotate (0.197396738400559) translate (3.5cm 9.5cm)" svg:viewBox="0 0 15101 3530" svg:d="M0 0c7649 0 15101 3530 15101 3530">
          <text:p/>
        </draw:path>
        <draw:line draw:style-name="gr21" draw:text-style-name="P1" draw:layer="layout" svg:x1="3cm" svg:y1="11cm" svg:x2="7.612cm" svg:y2="15.5cm">
          <text:p/>
        </draw:line>
        <draw:line draw:style-name="gr21" draw:text-style-name="P1" draw:layer="layout" svg:x1="3cm" svg:y1="10.5cm" svg:x2="14cm" svg:y2="14.5cm">
          <text:p/>
        </draw:line>
        <draw:line draw:style-name="gr21" draw:text-style-name="P1" draw:layer="layout" svg:x1="12cm" svg:y1="11cm" svg:x2="19.5cm" svg:y2="11cm">
          <text:p/>
        </draw:line>
        <draw:line draw:style-name="gr21" draw:text-style-name="P1" draw:layer="layout" svg:x1="11cm" svg:y1="11cm" svg:x2="14.5cm" svg:y2="13.5cm">
          <text:p/>
        </draw:line>
        <draw:line draw:style-name="gr21" draw:text-style-name="P1" draw:layer="layout" svg:x1="9cm" svg:y1="16.5cm" svg:x2="14cm" svg:y2="15cm">
          <text:p/>
        </draw:line>
        <draw:path draw:style-name="gr34" draw:text-style-name="P8" draw:layer="layout" svg:width="9.205cm" svg:height="2.547cm" draw:transform="rotate (2.97648450635113) translate (12.5812442829992cm 4.01316242787031cm)" svg:viewBox="0 0 9206 2548" svg:d="M0 2548c6083 0 9206-2548 9206-2548">
          <text:p/>
        </draw:path>
        <draw:line draw:style-name="gr21" draw:text-style-name="P1" draw:layer="layout" svg:x1="11.5cm" svg:y1="10.5cm" svg:x2="15.5cm" svg:y2="7cm">
          <text:p/>
        </draw:line>
        <draw:line draw:style-name="gr21" draw:text-style-name="P1" draw:layer="layout" svg:x1="16cm" svg:y1="14.5cm" svg:x2="19.5cm" svg:y2="16.5cm">
          <text:p/>
        </draw:line>
        <draw:line draw:style-name="gr21" draw:text-style-name="P1" draw:layer="layout" svg:x1="15.5cm" svg:y1="14cm" svg:x2="24.5cm" svg:y2="14cm">
          <text:p/>
        </draw:line>
        <draw:line draw:style-name="gr21" draw:text-style-name="P1" draw:layer="layout" svg:x1="15.5cm" svg:y1="14cm" svg:x2="19.5cm" svg:y2="11.5cm">
          <text:p/>
        </draw:line>
        <draw:line draw:style-name="gr21" draw:text-style-name="P1" draw:layer="layout" svg:x1="9cm" svg:y1="16.5cm" svg:x2="19.5cm" svg:y2="17cm">
          <text:p/>
        </draw:line>
        <draw:path draw:style-name="gr30" draw:text-style-name="P8" draw:layer="layout" svg:width="17.717cm" svg:height="10.323cm" draw:transform="rotate (-2.88799631327502) translate (20.0000000623332cm 17.500000240505cm)" svg:viewBox="0 0 17718 10324" svg:d="M0 0c13946-1 17675 3548 17717 4677s-1798 5647-1798 5647">
          <text:p/>
        </draw:path>
        <draw:g>
          <draw:ellipse draw:style-name="gr18" draw:text-style-name="P1" draw:layer="layout" svg:width="2.539cm" svg:height="2.513cm" svg:x="1cm" svg:y="2.333cm">
            <text:p/>
          </draw:ellipse>
          <draw:frame draw:style-name="gr19" draw:text-style-name="P3" draw:layer="layout" svg:width="3.46cm" svg:height="2.848cm" svg:x="1.696cm" svg:y="2.652cm">
            <draw:text-box>
              <text:p text:style-name="P2"><text:span text:style-name="T1">1</text:span></text:p>
            </draw:text-box>
          </draw:frame>
        </draw:g>
        <draw:g>
          <draw:ellipse draw:style-name="gr18" draw:text-style-name="P1" draw:layer="layout" svg:width="2.539cm" svg:height="2.513cm" svg:x="12.5cm" svg:y="1cm">
            <text:p/>
          </draw:ellipse>
          <draw:frame draw:style-name="gr19" draw:text-style-name="P3" draw:layer="layout" svg:width="3.46cm" svg:height="2.848cm" svg:x="13.197cm" svg:y="1.32cm">
            <draw:text-box>
              <text:p text:style-name="P2"><text:span text:style-name="T1">3</text:span></text:p>
            </draw:text-box>
          </draw:frame>
        </draw:g>
        <draw:g>
          <draw:ellipse draw:style-name="gr18" draw:text-style-name="P1" draw:layer="layout" svg:width="2.539cm" svg:height="2.513cm" svg:x="15.344cm" svg:y="5cm">
            <text:p/>
          </draw:ellipse>
          <draw:frame draw:style-name="gr19" draw:text-style-name="P3" draw:layer="layout" svg:width="3.46cm" svg:height="2.848cm" svg:x="16.04cm" svg:y="5.319cm">
            <draw:text-box>
              <text:p text:style-name="P2"><text:span text:style-name="T1">4</text:span></text:p>
            </draw:text-box>
          </draw:frame>
        </draw:g>
        <draw:ellipse draw:style-name="gr18" draw:text-style-name="P1" draw:layer="layout" svg:width="2.539cm" svg:height="2.513cm" svg:x="19.5cm" svg:y="16cm">
          <text:p/>
        </draw:ellipse>
        <draw:ellipse draw:style-name="gr18" draw:text-style-name="P1" draw:layer="layout" svg:width="2.539cm" svg:height="2.513cm" svg:x="13.961cm" svg:y="12.987cm">
          <text:p/>
        </draw:ellipse>
        <draw:ellipse draw:style-name="gr18" draw:text-style-name="P1" draw:layer="layout" svg:width="2.539cm" svg:height="2.513cm" svg:x="9.961cm" svg:y="9.652cm">
          <text:p/>
        </draw:ellipse>
        <draw:ellipse draw:style-name="gr18" draw:text-style-name="P1" draw:layer="layout" svg:width="2.539cm" svg:height="2.513cm" svg:x="7.5cm" svg:y="15cm">
          <text:p/>
        </draw:ellipse>
        <draw:ellipse draw:style-name="gr18" draw:text-style-name="P1" draw:layer="layout" svg:width="2.539cm" svg:height="2.513cm" svg:x="1.5cm" svg:y="9cm">
          <text:p/>
        </draw:ellipse>
        <draw:frame draw:style-name="gr19" draw:text-style-name="P3" draw:layer="layout" svg:width="3.46cm" svg:height="2.848cm" svg:x="2.04cm" svg:y="9.5cm">
          <draw:text-box>
            <text:p text:style-name="P12"><text:span text:style-name="T1">5</text:span></text:p>
          </draw:text-box>
        </draw:frame>
        <draw:frame draw:style-name="gr19" draw:text-style-name="P3" draw:layer="layout" svg:width="3.46cm" svg:height="2.848cm" svg:x="8.5cm" svg:y="15.5cm">
          <draw:text-box>
            <text:p text:style-name="P12"><text:span text:style-name="T1">7</text:span></text:p>
          </draw:text-box>
        </draw:frame>
        <draw:frame draw:style-name="gr19" draw:text-style-name="P3" draw:layer="layout" svg:width="3.46cm" svg:height="2.848cm" svg:x="10.54cm" svg:y="10cm">
          <draw:text-box>
            <text:p text:style-name="P12"><text:span text:style-name="T1">6</text:span></text:p>
          </draw:text-box>
        </draw:frame>
        <draw:frame draw:style-name="gr19" draw:text-style-name="P3" draw:layer="layout" svg:width="3.46cm" svg:height="2.848cm" svg:x="14.54cm" svg:y="13.5cm">
          <draw:text-box>
            <text:p text:style-name="P12"><text:span text:style-name="T1">9</text:span></text:p>
          </draw:text-box>
        </draw:frame>
        <draw:frame draw:style-name="gr19" draw:text-style-name="P3" draw:layer="layout" svg:width="3.46cm" svg:height="2.848cm" svg:x="20cm" svg:y="16.5cm">
          <draw:text-box>
            <text:p text:style-name="P12"><text:span text:style-name="T1">10</text:span></text:p>
          </draw:text-box>
        </draw:frame>
        <draw:ellipse draw:style-name="gr18" draw:text-style-name="P1" draw:layer="layout" svg:width="2.539cm" svg:height="2.513cm" svg:x="8.177cm" svg:y="4.745cm">
          <text:p/>
        </draw:ellipse>
        <draw:frame draw:style-name="gr19" draw:text-style-name="P3" draw:layer="layout" svg:width="3.46cm" svg:height="2.848cm" svg:x="9cm" svg:y="5.152cm">
          <draw:text-box>
            <text:p text:style-name="P12"><text:span text:style-name="T1">2</text:span></text:p>
          </draw:text-box>
        </draw:frame>
      </draw:page>
      <draw:page draw:name="page15" draw:style-name="dp1" draw:master-page-name="Standard">
        <draw:line draw:style-name="gr35" draw:text-style-name="P10" draw:layer="layout" svg:x1="27.5cm" svg:y1="7.5cm" svg:x2="3.5cm" svg:y2="18cm">
          <text:p/>
        </draw:line>
        <draw:line draw:style-name="gr35" draw:text-style-name="P10" draw:layer="layout" svg:x1="20.5cm" svg:y1="2.5cm" svg:x2="15.5cm" svg:y2="2.5cm">
          <text:p/>
        </draw:line>
        <draw:line draw:style-name="gr35" draw:text-style-name="P10" draw:layer="layout" svg:x1="27.5cm" svg:y1="7.5cm" svg:x2="27.5cm" svg:y2="3.5cm">
          <text:p/>
        </draw:line>
        <draw:line draw:style-name="gr35" draw:text-style-name="P10" draw:layer="layout" svg:x1="27.5cm" svg:y1="13.5cm" svg:x2="3.5cm" svg:y2="13.5cm">
          <text:p/>
        </draw:line>
        <draw:line draw:style-name="gr35" draw:text-style-name="P10" draw:layer="layout" svg:x1="27cm" svg:y1="13.5cm" svg:x2="15.5cm" svg:y2="11.5cm">
          <text:p/>
        </draw:line>
        <draw:line draw:style-name="gr35" draw:text-style-name="P10" draw:layer="layout" svg:x1="27.5cm" svg:y1="7.5cm" svg:x2="15.5cm" svg:y2="17.5cm">
          <text:p/>
        </draw:line>
        <draw:line draw:style-name="gr35" draw:text-style-name="P10" draw:layer="layout" svg:x1="27.5cm" svg:y1="7.542cm" svg:x2="15.5cm" svg:y2="10.542cm">
          <text:p/>
        </draw:line>
        <draw:line draw:style-name="gr35" draw:text-style-name="P10" draw:layer="layout" svg:x1="27.5cm" svg:y1="13.5cm" svg:x2="15cm" svg:y2="3cm">
          <text:p/>
        </draw:line>
        <draw:path draw:style-name="gr36" draw:text-style-name="P13" draw:layer="layout" svg:width="27.822cm" svg:height="5.184cm" draw:transform="skewX (-5.16460843964302E-017) rotate (-2.76721952903701) translate (28.8959213026089cm 7.32542131323375cm)" svg:viewBox="0 0 27823 5185" svg:d="M0 5185c15042 0 27823-5185 27823-5185">
          <text:p/>
        </draw:path>
        <draw:path draw:style-name="gr36" draw:text-style-name="P13" draw:layer="layout" svg:width="23.316cm" svg:height="6.23cm" draw:transform="rotate (3.11035125997909) translate (26.805355000115cm 13.2283287396843cm)" svg:viewBox="0 0 23317 6231" svg:d="M0 6231c16008 0 23317-6231 23317-6231">
          <text:p/>
        </draw:path>
        <draw:path draw:style-name="gr36" draw:text-style-name="P13" draw:layer="layout" svg:width="8.038cm" svg:height="5.279cm" draw:transform="rotate (-2.3085470016129) translate (31.4070855178547cm 11.5514364933849cm)" svg:viewBox="0 0 8039 5280" svg:d="M0 5280c7433 0 8039-5280 8039-5280">
          <text:p/>
        </draw:path>
        <draw:line draw:style-name="gr35" draw:text-style-name="P10" draw:layer="layout" svg:x1="14.5cm" svg:y1="18.5cm" svg:x2="14.5cm" svg:y2="12.5cm">
          <text:p/>
        </draw:line>
        <draw:path draw:style-name="gr36" draw:text-style-name="P13" draw:layer="layout" svg:width="8.475cm" svg:height="7.028cm" draw:transform="rotate (0.737750674818003) translate (14.9999999835637cm 18.4999999819177cm)" svg:viewBox="0 0 8476 7029" svg:d="M0 0c7433 0 8476 7029 8476 7029">
          <text:p/>
        </draw:path>
        <draw:line draw:style-name="gr35" draw:text-style-name="P10" draw:layer="layout" svg:x1="8.5cm" svg:y1="18cm" svg:x2="8.5cm" svg:y2="4cm">
          <text:p/>
        </draw:line>
        <draw:path draw:style-name="gr36" draw:text-style-name="P13" draw:layer="layout" svg:width="17.407cm" svg:height="5.676cm" draw:transform="skewX (-3.76957457071688E-017) rotate (1.27531208443226) translate (8.99999996559721cm 17.999999989528cm)" svg:viewBox="0 0 17408 5677" svg:d="M0 0c12021-1 17408 5677 17408 5677">
          <text:p/>
        </draw:path>
        <draw:line draw:style-name="gr35" draw:text-style-name="P10" draw:layer="layout" svg:x1="8.5cm" svg:y1="18cm" svg:x2="3.5cm" svg:y2="14.5cm">
          <text:p/>
        </draw:line>
        <draw:line draw:style-name="gr35" draw:text-style-name="P10" draw:layer="layout" svg:x1="8.5cm" svg:y1="18.5cm" svg:x2="3.5cm" svg:y2="3.5cm">
          <text:p/>
        </draw:line>
        <draw:line draw:style-name="gr35" draw:text-style-name="P10" draw:layer="layout" svg:x1="2cm" svg:y1="18.5cm" svg:x2="13cm" svg:y2="12cm">
          <text:p/>
        </draw:line>
        <draw:line draw:style-name="gr35" draw:text-style-name="P10" draw:layer="layout" svg:x1="2.5cm" svg:y1="7cm" svg:x2="19cm" svg:y2="3cm">
          <text:p/>
        </draw:line>
        <draw:line draw:style-name="gr35" draw:text-style-name="P10" draw:layer="layout" svg:x1="2.5cm" svg:y1="7cm" svg:x2="20cm" svg:y2="17.5cm">
          <text:p/>
        </draw:line>
        <draw:line draw:style-name="gr35" draw:text-style-name="P10" draw:layer="layout" svg:x1="2.5cm" svg:y1="7cm" svg:x2="13cm" svg:y2="11cm">
          <text:p/>
        </draw:line>
        <draw:line draw:style-name="gr35" draw:text-style-name="P10" draw:layer="layout" svg:x1="2.5cm" svg:y1="2cm" svg:x2="6.5cm" svg:y2="2cm">
          <text:p/>
        </draw:line>
        <draw:path draw:style-name="gr36" draw:text-style-name="P13" draw:layer="layout" svg:width="21.885cm" svg:height="8.571cm" draw:transform="rotate (-0.291469985083054) translate (2.50000000107279cm 2.49999999642421cm)" svg:viewBox="0 0 21886 8572" svg:d="M0 0c15660 0 21886 8572 21886 8572">
          <text:p/>
        </draw:path>
        <draw:path draw:style-name="gr36" draw:text-style-name="P13" draw:layer="layout" svg:width="9.579cm" svg:height="10.911cm" draw:transform="rotate (-0.718901118896465) translate (3.00000002586822cm 2.49999997044056cm)" svg:viewBox="0 0 9580 10912" svg:d="M0 0c10630-1 9549 10912 9549 10912">
          <text:p/>
        </draw:path>
        <draw:path draw:style-name="gr36" draw:text-style-name="P13" draw:layer="layout" svg:width="18.675cm" svg:height="6.611cm" draw:transform="rotate (-0.480838208924438) translate (8.5cm 2.5cm)" svg:viewBox="0 0 18676 6612" svg:d="M0 0c12971 1 18676 6612 18676 6612">
          <text:p/>
        </draw:path>
        <draw:g>
          <draw:ellipse draw:style-name="gr1" draw:text-style-name="P1" draw:layer="layout" svg:width="2.539cm" svg:height="2.513cm" svg:x="0.843cm" svg:y="17.5cm">
            <text:p/>
          </draw:ellipse>
          <draw:frame draw:style-name="gr2" draw:text-style-name="P3" draw:layer="layout" svg:width="3.46cm" svg:height="2.848cm" svg:x="1.04cm" svg:y="17.82cm">
            <draw:text-box>
              <text:p text:style-name="P2"><text:span text:style-name="T1">11</text:span></text:p>
            </draw:text-box>
          </draw:frame>
        </draw:g>
        <draw:g>
          <draw:ellipse draw:style-name="gr1" draw:text-style-name="P1" draw:layer="layout" svg:width="2.539cm" svg:height="2.513cm" svg:x="7.343cm" svg:y="17.333cm">
            <text:p/>
          </draw:ellipse>
          <draw:frame draw:style-name="gr2" draw:text-style-name="P3" draw:layer="layout" svg:width="3.46cm" svg:height="2.848cm" svg:x="7.54cm" svg:y="17.652cm">
            <draw:text-box>
              <text:p text:style-name="P2"><text:span text:style-name="T1">10</text:span></text:p>
            </draw:text-box>
          </draw:frame>
        </draw:g>
        <draw:g>
          <draw:ellipse draw:style-name="gr1" draw:text-style-name="P1" draw:layer="layout" svg:width="2.539cm" svg:height="2.513cm" svg:x="13.343cm" svg:y="17.332cm">
            <text:p/>
          </draw:ellipse>
          <draw:frame draw:style-name="gr2" draw:text-style-name="P3" draw:layer="layout" svg:width="3.46cm" svg:height="2.848cm" svg:x="14.04cm" svg:y="17.652cm">
            <draw:text-box>
              <text:p text:style-name="P2"><text:span text:style-name="T1">8</text:span></text:p>
            </draw:text-box>
          </draw:frame>
        </draw:g>
        <draw:g>
          <draw:ellipse draw:style-name="gr1" draw:text-style-name="P1" draw:layer="layout" svg:width="2.539cm" svg:height="2.513cm" svg:x="19.843cm" svg:y="17.332cm">
            <text:p/>
          </draw:ellipse>
          <draw:frame draw:style-name="gr2" draw:text-style-name="P3" draw:layer="layout" svg:width="3.46cm" svg:height="2.848cm" svg:x="20.54cm" svg:y="17.652cm">
            <draw:text-box>
              <text:p text:style-name="P2"><text:span text:style-name="T1">7</text:span></text:p>
            </draw:text-box>
          </draw:frame>
        </draw:g>
        <draw:g>
          <draw:ellipse draw:style-name="gr1" draw:text-style-name="P1" draw:layer="layout" svg:width="2.539cm" svg:height="2.513cm" svg:x="26cm" svg:y="17.332cm">
            <text:p/>
          </draw:ellipse>
          <draw:frame draw:style-name="gr2" draw:text-style-name="P3" draw:layer="layout" svg:width="3.46cm" svg:height="2.848cm" svg:x="26.697cm" svg:y="17.652cm">
            <draw:text-box>
              <text:p text:style-name="P2"><text:span text:style-name="T1">6</text:span></text:p>
            </draw:text-box>
          </draw:frame>
        </draw:g>
        <draw:g>
          <draw:ellipse draw:style-name="gr1" draw:text-style-name="P1" draw:layer="layout" svg:width="2.539cm" svg:height="2.513cm" svg:x="26.344cm" svg:y="12.333cm">
            <text:p/>
          </draw:ellipse>
          <draw:frame draw:style-name="gr2" draw:text-style-name="P3" draw:layer="layout" svg:width="3.46cm" svg:height="2.848cm" svg:x="27.04cm" svg:y="12.652cm">
            <draw:text-box>
              <text:p text:style-name="P2"><text:span text:style-name="T1">5</text:span></text:p>
            </draw:text-box>
          </draw:frame>
        </draw:g>
        <draw:g>
          <draw:ellipse draw:style-name="gr1" draw:text-style-name="P1" draw:layer="layout" svg:width="2.539cm" svg:height="2.513cm" svg:x="26cm" svg:y="6cm">
            <text:p/>
          </draw:ellipse>
          <draw:frame draw:style-name="gr2" draw:text-style-name="P3" draw:layer="layout" svg:width="3.46cm" svg:height="2.848cm" svg:x="26.697cm" svg:y="6.319cm">
            <draw:text-box>
              <text:p text:style-name="P2"><text:span text:style-name="T1">4</text:span></text:p>
            </draw:text-box>
          </draw:frame>
        </draw:g>
        <draw:g>
          <draw:ellipse draw:style-name="gr1" draw:text-style-name="P1" draw:layer="layout" svg:width="2.539cm" svg:height="2.513cm" svg:x="26cm" svg:y="1cm">
            <text:p/>
          </draw:ellipse>
          <draw:frame draw:style-name="gr2" draw:text-style-name="P3" draw:layer="layout" svg:width="3.46cm" svg:height="2.848cm" svg:x="26.697cm" svg:y="1.32cm">
            <draw:text-box>
              <text:p text:style-name="P2"><text:span text:style-name="T1">3</text:span></text:p>
            </draw:text-box>
          </draw:frame>
        </draw:g>
        <draw:g>
          <draw:ellipse draw:style-name="gr1" draw:text-style-name="P1" draw:layer="layout" svg:width="2.539cm" svg:height="2.513cm" svg:x="19.5cm" svg:y="1cm">
            <text:p/>
          </draw:ellipse>
          <draw:frame draw:style-name="gr2" draw:text-style-name="P3" draw:layer="layout" svg:width="3.46cm" svg:height="2.848cm" svg:x="20.197cm" svg:y="1.319cm">
            <draw:text-box>
              <text:p text:style-name="P2"><text:span text:style-name="T1">2</text:span></text:p>
            </draw:text-box>
          </draw:frame>
        </draw:g>
        <draw:g>
          <draw:ellipse draw:style-name="gr1" draw:text-style-name="P1" draw:layer="layout" svg:width="2.539cm" svg:height="2.513cm" svg:x="12.672cm" svg:y="1cm">
            <text:p/>
          </draw:ellipse>
          <draw:frame draw:style-name="gr2" draw:text-style-name="P3" draw:layer="layout" svg:width="3.46cm" svg:height="2.848cm" svg:x="13.369cm" svg:y="1.32cm">
            <draw:text-box>
              <text:p text:style-name="P2"><text:span text:style-name="T1">1</text:span></text:p>
            </draw:text-box>
          </draw:frame>
        </draw:g>
        <draw:g>
          <draw:ellipse draw:style-name="gr1" draw:text-style-name="P1" draw:layer="layout" svg:width="2.539cm" svg:height="2.513cm" svg:x="6.843cm" svg:y="1cm">
            <text:p/>
          </draw:ellipse>
          <draw:frame draw:style-name="gr2" draw:text-style-name="P3" draw:layer="layout" svg:width="3.46cm" svg:height="2.848cm" svg:x="7.04cm" svg:y="1.319cm">
            <draw:text-box>
              <text:p text:style-name="P2"><text:span text:style-name="T1">15</text:span></text:p>
            </draw:text-box>
          </draw:frame>
        </draw:g>
        <draw:g>
          <draw:ellipse draw:style-name="gr1" draw:text-style-name="P1" draw:layer="layout" svg:width="2.539cm" svg:height="2.513cm" svg:x="1cm" svg:y="1cm">
            <text:p/>
          </draw:ellipse>
          <draw:frame draw:style-name="gr2" draw:text-style-name="P3" draw:layer="layout" svg:width="3.46cm" svg:height="2.848cm" svg:x="1.197cm" svg:y="1.319cm">
            <draw:text-box>
              <text:p text:style-name="P2"><text:span text:style-name="T1">14</text:span></text:p>
            </draw:text-box>
          </draw:frame>
        </draw:g>
        <draw:g>
          <draw:ellipse draw:style-name="gr1" draw:text-style-name="P1" draw:layer="layout" svg:width="2.539cm" svg:height="2.513cm" svg:x="1cm" svg:y="5.833cm">
            <text:p/>
          </draw:ellipse>
          <draw:frame draw:style-name="gr2" draw:text-style-name="P3" draw:layer="layout" svg:width="3.46cm" svg:height="2.848cm" svg:x="1.197cm" svg:y="6.152cm">
            <draw:text-box>
              <text:p text:style-name="P2"><text:span text:style-name="T1">13</text:span></text:p>
            </draw:text-box>
          </draw:frame>
        </draw:g>
        <draw:g>
          <draw:ellipse draw:style-name="gr1" draw:text-style-name="P1" draw:layer="layout" svg:width="2.539cm" svg:height="2.513cm" svg:x="1cm" svg:y="12.317cm">
            <text:p/>
          </draw:ellipse>
          <draw:frame draw:style-name="gr2" draw:text-style-name="P3" draw:layer="layout" svg:width="3.46cm" svg:height="2.848cm" svg:x="1.04cm" svg:y="12.652cm">
            <draw:text-box>
              <text:p text:style-name="P2"><text:span text:style-name="T1">12</text:span></text:p>
            </draw:text-box>
          </draw:frame>
        </draw:g>
        <draw:g>
          <draw:ellipse draw:style-name="gr1" draw:text-style-name="P1" draw:layer="layout" svg:width="2.539cm" svg:height="2.513cm" svg:x="13cm" svg:y="10cm">
            <text:p/>
          </draw:ellipse>
          <draw:frame draw:style-name="gr2" draw:text-style-name="P3" draw:layer="layout" svg:width="3.46cm" svg:height="2.848cm" svg:x="13.696cm" svg:y="10.319cm">
            <draw:text-box>
              <text:p text:style-name="P2"><text:span text:style-name="T1">9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20" draw:display-name="Extrémité de ligne 20" svg:viewBox="0 0 396 396" svg:d="M198 0l198 396h-396z"/>
    <draw:marker draw:name="Extrémité_20_de_20_ligne_20_21" draw:display-name="Extrémité de ligne 21" svg:viewBox="0 0 396 396" svg:d="M198 0l198 396h-396z"/>
    <draw:marker draw:name="Extrémités_20_de_20_ligne_20_1" draw:display-name="Extrémités de ligne 1" svg:viewBox="0 0 1131 2256" svg:d="M1127 2120l-449-2006-9-42-25-39-38-25-38-8-43 8-38 25-25 39-9 42-449 2006v13l-4 9 9 42 25 38 38 25 42 9h903l42-9 38-25 26-38 8-42v-9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4M58S</meta:editing-duration>
    <meta:editing-cycles>32</meta:editing-cycles>
    <meta:generator>LibreOffice/5.1.5.2$Windows_x86 LibreOffice_project/7a864d8825610a8c07cfc3bc01dd4fce6a9447e5</meta:generator>
    <dc:date>2016-12-08T17:48:19.311000000</dc:date>
    <meta:document-statistic meta:object-count="549"/>
  </office:meta>
</office:document-meta>
</file>